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Mono" svg:font-family="'Droid Sans Mono', monospace, monospace, 'Droid Sans Fallback'"/>
    <style:font-face style:name="Nachlieli CLM2" svg:font-family="'Nachlieli CLM'"/>
    <style:font-face style:name="Monospace" svg:font-family="Monospace" style:font-adornments="Regular" style:font-pitch="fixed"/>
    <style:font-face style:name="David CLM" svg:font-family="'David CLM'" style:font-adornments="Regular" style:font-pitch="variable"/>
    <style:font-face style:name="Arial" svg:font-family="Arial" style:font-family-generic="roman" style:font-pitch="variable"/>
    <style:font-face style:name="Liberation Serif" svg:font-family="'Liberation Serif'" style:font-family-generic="roman" style:font-pitch="variable"/>
    <style:font-face style:name="Nachlieli CLM" svg:font-family="'Nachlieli CLM'"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Nachlieli CLM1" svg:font-family="'Nachlieli CLM'"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P2" style:family="paragraph" style:parent-style-name="Footer">
      <style:paragraph-properties fo:text-align="center" style:justify-single-word="false"/>
      <style:text-properties officeooo:paragraph-rsid="029bdbb0"/>
    </style:style>
    <style:style style:name="P3" style:family="paragraph" style:parent-style-name="Text_20_body">
      <style:text-properties officeooo:rsid="02cc7f75" officeooo:paragraph-rsid="02d45d32"/>
    </style:style>
    <style:style style:name="P4" style:family="paragraph" style:parent-style-name="Text_20_body">
      <style:text-properties officeooo:rsid="02d45d32" officeooo:paragraph-rsid="02d45d32"/>
    </style:style>
    <style:style style:name="P5" style:family="paragraph" style:parent-style-name="Text_20_body">
      <style:text-properties officeooo:rsid="02d45d32" officeooo:paragraph-rsid="0306b1d9"/>
    </style:style>
    <style:style style:name="P6" style:family="paragraph" style:parent-style-name="Text_20_body">
      <style:text-properties officeooo:rsid="02cb24f5" officeooo:paragraph-rsid="02ce5456"/>
    </style:style>
    <style:style style:name="P7" style:family="paragraph" style:parent-style-name="Text_20_body">
      <style:text-properties fo:font-weight="normal" officeooo:rsid="02d415e5" officeooo:paragraph-rsid="02d45d32" style:font-weight-asian="normal" style:font-weight-complex="normal"/>
    </style:style>
    <style:style style:name="P8" style:family="paragraph" style:parent-style-name="Text_20_body">
      <style:text-properties officeooo:rsid="02f2589f" officeooo:paragraph-rsid="02f2589f"/>
    </style:style>
    <style:style style:name="P9" style:family="paragraph" style:parent-style-name="Text_20_body">
      <style:text-properties officeooo:paragraph-rsid="0307f7f3"/>
    </style:style>
    <style:style style:name="P10" style:family="paragraph" style:parent-style-name="Text_20_body">
      <style:text-properties officeooo:rsid="0318152e" officeooo:paragraph-rsid="0318152e"/>
    </style:style>
    <style:style style:name="P11" style:family="paragraph" style:parent-style-name="Text_20_body">
      <style:text-properties officeooo:rsid="02d00e5f" officeooo:paragraph-rsid="032aa1da"/>
    </style:style>
    <style:style style:name="P12" style:family="paragraph" style:parent-style-name="Text_20_body">
      <style:text-properties officeooo:rsid="032fb9c7" officeooo:paragraph-rsid="032fb9c7"/>
    </style:style>
    <style:style style:name="P13" style:family="paragraph" style:parent-style-name="Text_20_body">
      <style:text-properties officeooo:paragraph-rsid="0339c8a5"/>
    </style:style>
    <style:style style:name="P14" style:family="paragraph" style:parent-style-name="Text_20_body">
      <style:text-properties officeooo:rsid="0334b1e7"/>
    </style:style>
    <style:style style:name="P15" style:family="paragraph" style:parent-style-name="Text_20_body">
      <style:text-properties officeooo:rsid="0340a34c" officeooo:paragraph-rsid="0340a34c"/>
    </style:style>
    <style:style style:name="P16" style:family="paragraph" style:parent-style-name="Text_20_body">
      <style:text-properties officeooo:rsid="0342fd7e" officeooo:paragraph-rsid="0342fd7e"/>
    </style:style>
    <style:style style:name="P17" style:family="paragraph" style:parent-style-name="Text_20_body">
      <style:text-properties officeooo:rsid="03436456" officeooo:paragraph-rsid="03436456"/>
    </style:style>
    <style:style style:name="P18" style:family="paragraph" style:parent-style-name="Text_20_body">
      <style:text-properties officeooo:rsid="03436456" officeooo:paragraph-rsid="03444597"/>
    </style:style>
    <style:style style:name="P19" style:family="paragraph" style:parent-style-name="Text_20_body">
      <style:text-properties officeooo:rsid="03444597" officeooo:paragraph-rsid="03444597"/>
    </style:style>
    <style:style style:name="P20" style:family="paragraph" style:parent-style-name="Standard">
      <style:text-properties officeooo:rsid="02da355a" officeooo:paragraph-rsid="02da355a"/>
    </style:style>
    <style:style style:name="P21" style:family="paragraph" style:parent-style-name="Standard">
      <style:text-properties officeooo:rsid="02e3e3d7" officeooo:paragraph-rsid="02e3e3d7"/>
    </style:style>
    <style:style style:name="P22" style:family="paragraph" style:parent-style-name="Standard">
      <style:text-properties officeooo:rsid="031f56a8" officeooo:paragraph-rsid="03203e45"/>
    </style:style>
    <style:style style:name="P23" style:family="paragraph" style:parent-style-name="Standard">
      <style:text-properties officeooo:rsid="0322bee4" officeooo:paragraph-rsid="0322bee4"/>
    </style:style>
    <style:style style:name="P24" style:family="paragraph" style:parent-style-name="Standard">
      <style:text-properties officeooo:rsid="0329ceb1" officeooo:paragraph-rsid="0329ceb1"/>
    </style:style>
    <style:style style:name="P25" style:family="paragraph" style:parent-style-name="Standard">
      <style:text-properties fo:font-style="normal" officeooo:rsid="0322bee4" officeooo:paragraph-rsid="03203e45" style:font-style-asian="normal" style:font-style-complex="normal"/>
    </style:style>
    <style:style style:name="P26" style:family="paragraph" style:parent-style-name="Standard">
      <style:text-properties fo:font-style="normal" officeooo:rsid="0322bee4" officeooo:paragraph-rsid="0322bee4" style:font-style-asian="normal" style:font-style-complex="normal"/>
    </style:style>
    <style:style style:name="P27" style:family="paragraph" style:parent-style-name="Standard">
      <style:text-properties fo:font-style="normal" officeooo:rsid="03267323" officeooo:paragraph-rsid="03267323" style:font-style-asian="normal" style:font-style-complex="normal"/>
    </style:style>
    <style:style style:name="P28" style:family="paragraph" style:parent-style-name="Standard">
      <style:text-properties fo:font-style="normal" officeooo:rsid="032826b7" officeooo:paragraph-rsid="0326c102" style:font-style-asian="normal" style:font-style-complex="normal"/>
    </style:style>
    <style:style style:name="P29" style:family="paragraph" style:parent-style-name="Standard">
      <style:text-properties officeooo:paragraph-rsid="0326c102"/>
    </style:style>
    <style:style style:name="P30" style:family="paragraph" style:parent-style-name="Standard">
      <style:text-properties officeooo:paragraph-rsid="03267323"/>
    </style:style>
    <style:style style:name="P31" style:family="paragraph" style:parent-style-name="Standard">
      <style:paragraph-properties fo:text-align="start" style:justify-single-word="false" style:writing-mode="lr-tb"/>
      <style:text-properties officeooo:rsid="02fa2f7d" officeooo:paragraph-rsid="02fa2f7d"/>
    </style:style>
    <style:style style:name="P32" style:family="paragraph" style:parent-style-name="Standard">
      <style:paragraph-properties fo:text-align="start" style:justify-single-word="false" style:writing-mode="lr-tb"/>
      <style:text-properties officeooo:rsid="02fa2f7d" officeooo:paragraph-rsid="02fdf790"/>
    </style:style>
    <style:style style:name="P33" style:family="paragraph" style:parent-style-name="Standard">
      <style:paragraph-properties fo:text-align="start" style:justify-single-word="false" style:writing-mode="lr-tb"/>
      <style:text-properties officeooo:rsid="02fa2f7d" officeooo:paragraph-rsid="030fa7a8"/>
    </style:style>
    <style:style style:name="P34" style:family="paragraph" style:parent-style-name="Standard">
      <style:paragraph-properties fo:text-align="start" style:justify-single-word="false" style:writing-mode="lr-tb"/>
      <style:text-properties officeooo:rsid="02fa2f7d" officeooo:paragraph-rsid="032b5da0"/>
    </style:style>
    <style:style style:name="P35" style:family="paragraph" style:parent-style-name="Standard">
      <style:paragraph-properties fo:text-align="start" style:justify-single-word="false" style:writing-mode="lr-tb"/>
      <style:text-properties officeooo:rsid="030fa7a8" officeooo:paragraph-rsid="032b5da0"/>
    </style:style>
    <style:style style:name="P36" style:family="paragraph" style:parent-style-name="Standard">
      <style:paragraph-properties fo:text-align="start" style:justify-single-word="false" style:writing-mode="lr-tb"/>
      <style:text-properties officeooo:rsid="030fe61b" officeooo:paragraph-rsid="032b5da0"/>
    </style:style>
    <style:style style:name="P37" style:family="paragraph" style:parent-style-name="Standard">
      <style:paragraph-properties style:line-height-at-least="0.198in" fo:text-align="start" style:justify-single-word="false" style:writing-mode="lr-tb"/>
      <style:text-properties fo:color="#d4d4d4" style:font-name="Droid Sans Mono" fo:font-size="10.5pt" fo:font-style="normal" fo:font-weight="normal" officeooo:rsid="0322bee4" officeooo:paragraph-rsid="0322bee4" fo:background-color="#1e1e1e" style:font-style-asian="normal" style:font-style-complex="normal"/>
    </style:style>
    <style:style style:name="P38" style:family="paragraph" style:parent-style-name="Standard">
      <style:paragraph-properties style:line-height-at-least="0.198in" fo:text-align="start" style:justify-single-word="false" style:writing-mode="lr-tb"/>
      <style:text-properties fo:color="#d4d4d4" style:font-name="Droid Sans Mono" fo:font-size="10.5pt" fo:font-weight="normal" fo:background-color="#1e1e1e"/>
    </style:style>
    <style:style style:name="P39" style:family="paragraph" style:parent-style-name="Standard">
      <style:paragraph-properties style:line-height-at-least="0.198in" fo:text-align="start" style:justify-single-word="false" style:writing-mode="lr-tb"/>
      <style:text-properties fo:color="#d4d4d4" style:font-name="Droid Sans Mono" fo:font-size="10.5pt" fo:font-weight="normal" officeooo:paragraph-rsid="0322bee4" fo:background-color="#1e1e1e"/>
    </style:style>
    <style:style style:name="P40" style:family="paragraph" style:parent-style-name="Standard">
      <style:paragraph-properties style:line-height-at-least="0.198in" fo:text-align="start" style:justify-single-word="false" style:writing-mode="lr-tb"/>
    </style:style>
    <style:style style:name="P41" style:family="paragraph" style:parent-style-name="Standard">
      <style:paragraph-properties fo:text-align="start" style:justify-single-word="false" style:writing-mode="lr-tb"/>
      <style:text-properties officeooo:paragraph-rsid="0322bee4"/>
    </style:style>
    <style:style style:name="P42" style:family="paragraph" style:parent-style-name="Text_20_body">
      <style:paragraph-properties fo:text-align="start" style:justify-single-word="false" style:writing-mode="lr-tb"/>
      <style:text-properties officeooo:rsid="0340a34c" officeooo:paragraph-rsid="0340a34c"/>
    </style:style>
    <style:style style:name="P43" style:family="paragraph" style:parent-style-name="Text_20_body">
      <style:paragraph-properties fo:text-align="start" style:justify-single-word="false" style:writing-mode="lr-tb"/>
      <style:text-properties officeooo:rsid="0342fd7e" officeooo:paragraph-rsid="0342fd7e"/>
    </style:style>
    <style:style style:name="P44" style:family="paragraph" style:parent-style-name="Standard">
      <style:paragraph-properties fo:text-align="end" style:justify-single-word="false" style:writing-mode="rl-tb"/>
      <style:text-properties officeooo:rsid="02e764d0" officeooo:paragraph-rsid="02e764d0"/>
    </style:style>
    <style:style style:name="P45" style:family="paragraph" style:parent-style-name="Standard">
      <style:paragraph-properties fo:text-align="end" style:justify-single-word="false" style:writing-mode="rl-tb"/>
      <style:text-properties officeooo:rsid="02f09d1f" officeooo:paragraph-rsid="0311bd38"/>
    </style:style>
    <style:style style:name="P46" style:family="paragraph" style:parent-style-name="Standard">
      <style:paragraph-properties fo:text-align="end" style:justify-single-word="false" style:writing-mode="rl-tb"/>
      <style:text-properties officeooo:rsid="02f3083c" officeooo:paragraph-rsid="02f3083c"/>
    </style:style>
    <style:style style:name="P47" style:family="paragraph" style:parent-style-name="Standard">
      <style:paragraph-properties fo:text-align="end" style:justify-single-word="false" style:writing-mode="rl-tb"/>
      <style:text-properties officeooo:rsid="02fa2f7d" officeooo:paragraph-rsid="02fa2f7d"/>
    </style:style>
    <style:style style:name="P48" style:family="paragraph" style:parent-style-name="Standard">
      <style:paragraph-properties fo:text-align="end" style:justify-single-word="false" style:writing-mode="rl-tb"/>
      <style:text-properties officeooo:rsid="02fc1143" officeooo:paragraph-rsid="02fc1143"/>
    </style:style>
    <style:style style:name="P49" style:family="paragraph" style:parent-style-name="Standard">
      <style:paragraph-properties fo:text-align="end" style:justify-single-word="false" style:writing-mode="rl-tb"/>
      <style:text-properties officeooo:rsid="030fe61b" officeooo:paragraph-rsid="032b5da0"/>
    </style:style>
    <style:style style:name="P50" style:family="paragraph" style:parent-style-name="Standard">
      <style:paragraph-properties fo:text-align="end" style:justify-single-word="false" style:writing-mode="rl-tb"/>
      <style:text-properties officeooo:rsid="02e3e3d7" officeooo:paragraph-rsid="02f09d1f"/>
    </style:style>
    <style:style style:name="P51" style:family="paragraph" style:parent-style-name="Standard">
      <style:paragraph-properties fo:text-align="end" style:justify-single-word="false" style:writing-mode="rl-tb"/>
      <style:text-properties officeooo:rsid="0315ef57" officeooo:paragraph-rsid="032b5da0"/>
    </style:style>
    <style:style style:name="P52" style:family="paragraph" style:parent-style-name="Standard">
      <style:paragraph-properties fo:text-align="end" style:justify-single-word="false" style:writing-mode="rl-tb"/>
      <style:text-properties officeooo:rsid="0316b4b1" officeooo:paragraph-rsid="0316b4b1"/>
    </style:style>
    <style:style style:name="P53" style:family="paragraph" style:parent-style-name="Standard">
      <style:paragraph-properties fo:text-align="end" style:justify-single-word="false" style:writing-mode="rl-tb"/>
      <style:text-properties officeooo:rsid="0316b4b1" officeooo:paragraph-rsid="0300d043"/>
    </style:style>
    <style:style style:name="P54" style:family="paragraph" style:parent-style-name="Standard">
      <style:paragraph-properties fo:text-align="end" style:justify-single-word="false" style:writing-mode="rl-tb"/>
      <style:text-properties officeooo:rsid="0316b4b1" officeooo:paragraph-rsid="032b5da0"/>
    </style:style>
    <style:style style:name="P55" style:family="paragraph" style:parent-style-name="Standard">
      <style:paragraph-properties fo:text-align="end" style:justify-single-word="false" style:writing-mode="rl-tb"/>
      <style:text-properties officeooo:rsid="0300d043" officeooo:paragraph-rsid="032b5da0"/>
    </style:style>
    <style:style style:name="P56" style:family="paragraph" style:parent-style-name="Standard">
      <style:paragraph-properties fo:text-align="end" style:justify-single-word="false" style:writing-mode="rl-tb"/>
      <style:text-properties officeooo:rsid="032b5da0" officeooo:paragraph-rsid="030e8da6"/>
    </style:style>
    <style:style style:name="P57" style:family="paragraph" style:parent-style-name="Heading_20_2">
      <style:paragraph-properties fo:text-align="end" style:justify-single-word="false" style:writing-mode="rl-tb"/>
      <style:text-properties officeooo:rsid="02f3a06f" officeooo:paragraph-rsid="02f3a06f"/>
    </style:style>
    <style:style style:name="P58" style:family="paragraph" style:parent-style-name="Heading_20_2">
      <style:paragraph-properties fo:text-align="end" style:justify-single-word="false" style:writing-mode="rl-tb"/>
      <style:text-properties officeooo:rsid="02f52956" officeooo:paragraph-rsid="02f52956"/>
    </style:style>
    <style:style style:name="P59" style:family="paragraph" style:parent-style-name="Heading_20_2">
      <style:paragraph-properties fo:text-align="end" style:justify-single-word="false" style:writing-mode="rl-tb"/>
      <style:text-properties officeooo:rsid="0316f640" officeooo:paragraph-rsid="0316f640"/>
    </style:style>
    <style:style style:name="P60" style:family="paragraph" style:parent-style-name="Heading_20_2">
      <style:paragraph-properties fo:text-align="end" style:justify-single-word="false" style:writing-mode="rl-tb"/>
      <style:text-properties officeooo:rsid="031c8c18" officeooo:paragraph-rsid="031c8c18"/>
    </style:style>
    <style:style style:name="P61" style:family="paragraph" style:parent-style-name="Heading_20_2">
      <style:paragraph-properties fo:text-align="end" style:justify-single-word="false" style:writing-mode="rl-tb"/>
      <style:text-properties officeooo:rsid="0340a34c" officeooo:paragraph-rsid="0340a34c"/>
    </style:style>
    <style:style style:name="P62" style:family="paragraph" style:parent-style-name="Heading_20_2">
      <style:paragraph-properties fo:text-align="end" style:justify-single-word="false" style:writing-mode="rl-tb"/>
      <style:text-properties officeooo:rsid="03444597" officeooo:paragraph-rsid="03444597"/>
    </style:style>
    <style:style style:name="P63" style:family="paragraph" style:parent-style-name="Text_20_body">
      <style:paragraph-properties fo:text-align="end" style:justify-single-word="false" style:writing-mode="rl-tb"/>
      <style:text-properties officeooo:rsid="0340a34c" officeooo:paragraph-rsid="0340a34c"/>
    </style:style>
    <style:style style:name="P64" style:family="paragraph" style:parent-style-name="Heading_20_2">
      <style:text-properties officeooo:rsid="02ece2fe" officeooo:paragraph-rsid="02ece2fe"/>
    </style:style>
    <style:style style:name="P65" style:family="paragraph" style:parent-style-name="Heading_20_2">
      <style:text-properties officeooo:rsid="02da355a" officeooo:paragraph-rsid="02d95c68"/>
    </style:style>
    <style:style style:name="P66" style:family="paragraph" style:parent-style-name="Standard" style:list-style-name="L3">
      <style:paragraph-properties fo:text-align="start" style:justify-single-word="false" style:writing-mode="lr-tb"/>
      <style:text-properties officeooo:rsid="02e190ff" officeooo:paragraph-rsid="02e190ff"/>
    </style:style>
    <style:style style:name="P67" style:family="paragraph" style:parent-style-name="Standard" style:list-style-name="L3">
      <style:paragraph-properties fo:text-align="start" style:justify-single-word="false" style:writing-mode="lr-tb"/>
      <style:text-properties officeooo:rsid="030fa7a8" officeooo:paragraph-rsid="030fa7a8"/>
    </style:style>
    <style:style style:name="P68" style:family="paragraph" style:parent-style-name="Standard" style:list-style-name="L3">
      <style:paragraph-properties fo:text-align="start" style:justify-single-word="false" style:writing-mode="lr-tb"/>
      <style:text-properties officeooo:rsid="02e19340" officeooo:paragraph-rsid="02e19340"/>
    </style:style>
    <style:style style:name="P69" style:family="paragraph" style:parent-style-name="Standard" style:list-style-name="L3">
      <style:paragraph-properties fo:text-align="start" style:justify-single-word="false" style:writing-mode="lr-tb"/>
      <style:text-properties officeooo:rsid="02edef5a" officeooo:paragraph-rsid="02edef5a"/>
    </style:style>
    <style:style style:name="P70" style:family="paragraph" style:parent-style-name="Standard" style:list-style-name="L4">
      <style:paragraph-properties fo:text-align="start" style:justify-single-word="false" style:writing-mode="lr-tb"/>
      <style:text-properties officeooo:rsid="0311bd38" officeooo:paragraph-rsid="0311bd38"/>
    </style:style>
    <style:style style:name="P71" style:family="paragraph" style:parent-style-name="Standard" style:list-style-name="L4">
      <style:paragraph-properties fo:text-align="start" style:justify-single-word="false" style:writing-mode="lr-tb"/>
      <style:text-properties officeooo:rsid="02e764d0" officeooo:paragraph-rsid="02e764d0"/>
    </style:style>
    <style:style style:name="P72" style:family="paragraph" style:parent-style-name="Standard" style:list-style-name="L4">
      <style:paragraph-properties fo:text-align="end" style:justify-single-word="false" style:writing-mode="rl-tb"/>
      <style:text-properties officeooo:rsid="02e8da1b" officeooo:paragraph-rsid="0311bd38"/>
    </style:style>
    <style:style style:name="P73" style:family="paragraph" style:parent-style-name="Standard" style:list-style-name="L4">
      <style:paragraph-properties fo:text-align="end" style:justify-single-word="false" style:writing-mode="rl-tb"/>
      <style:text-properties officeooo:rsid="02e62e0a" officeooo:paragraph-rsid="0311bd38"/>
    </style:style>
    <style:style style:name="P74" style:family="paragraph" style:parent-style-name="Standard" style:list-style-name="L4">
      <style:paragraph-properties fo:text-align="end" style:justify-single-word="false" style:writing-mode="rl-tb"/>
      <style:text-properties officeooo:rsid="02e764d0" officeooo:paragraph-rsid="02e764d0"/>
    </style:style>
    <style:style style:name="P75" style:family="paragraph" style:parent-style-name="Standard" style:list-style-name="L5">
      <style:paragraph-properties fo:text-align="end" style:justify-single-word="false" style:writing-mode="rl-tb"/>
      <style:text-properties officeooo:rsid="02fa2f7d" officeooo:paragraph-rsid="02fa2f7d"/>
    </style:style>
    <style:style style:name="P76" style:family="paragraph" style:parent-style-name="Standard" style:list-style-name="L6">
      <style:paragraph-properties fo:text-align="end" style:justify-single-word="false" style:writing-mode="rl-tb"/>
      <style:text-properties officeooo:rsid="0315ef57" officeooo:paragraph-rsid="032b5da0"/>
    </style:style>
    <style:style style:name="P77" style:family="paragraph" style:parent-style-name="Text_20_body" style:list-style-name="L1"/>
    <style:style style:name="P78" style:family="paragraph" style:parent-style-name="Text_20_body" style:list-style-name="L1">
      <style:text-properties officeooo:paragraph-rsid="02f5554e"/>
    </style:style>
    <style:style style:name="P79" style:family="paragraph" style:parent-style-name="Text_20_body" style:list-style-name="L1">
      <style:text-properties officeooo:rsid="0303c93f" officeooo:paragraph-rsid="0303c93f"/>
    </style:style>
    <style:style style:name="P80" style:family="paragraph" style:parent-style-name="Text_20_body" style:list-style-name="L2">
      <style:text-properties officeooo:rsid="02c3cd30" officeooo:paragraph-rsid="02c3cd30"/>
    </style:style>
    <style:style style:name="P81" style:family="paragraph" style:parent-style-name="Text_20_body" style:list-style-name="L2">
      <style:text-properties officeooo:rsid="02c67877" officeooo:paragraph-rsid="02c67877"/>
    </style:style>
    <style:style style:name="P82" style:family="paragraph" style:parent-style-name="Text_20_body" style:list-style-name="L7">
      <style:text-properties officeooo:rsid="0318152e" officeooo:paragraph-rsid="0318152e"/>
    </style:style>
    <style:style style:name="P83" style:family="paragraph" style:parent-style-name="Text_20_body" style:list-style-name="L8">
      <style:text-properties officeooo:rsid="032fb9c7" officeooo:paragraph-rsid="032fb9c7"/>
    </style:style>
    <style:style style:name="P84" style:family="paragraph" style:parent-style-name="Text_20_body" style:list-style-name="L10"/>
    <style:style style:name="P85" style:family="paragraph" style:parent-style-name="Text_20_body" style:list-style-name="L10">
      <style:text-properties officeooo:rsid="02d00e5f" officeooo:paragraph-rsid="0348e87b"/>
    </style:style>
    <style:style style:name="P86" style:family="paragraph" style:parent-style-name="Text_20_body" style:list-style-name="L9">
      <style:paragraph-properties fo:text-align="end" style:justify-single-word="false" style:writing-mode="rl-tb"/>
      <style:text-properties officeooo:rsid="0340a34c" officeooo:paragraph-rsid="0340a34c"/>
    </style:style>
    <style:style style:name="P87" style:family="paragraph" style:parent-style-name="Heading_20_1">
      <style:text-properties officeooo:rsid="02b2d148" officeooo:paragraph-rsid="0331c29b"/>
    </style:style>
    <style:style style:name="T1" style:family="text">
      <style:text-properties fo:font-weight="bold" style:font-weight-asian="bold" style:font-weight-complex="bold"/>
    </style:style>
    <style:style style:name="T2" style:family="text">
      <style:text-properties fo:font-weight="bold" officeooo:rsid="02c11299" style:font-weight-asian="bold" style:font-weight-complex="bold"/>
    </style:style>
    <style:style style:name="T3" style:family="text">
      <style:text-properties fo:font-weight="bold" officeooo:rsid="02ce5456" style:font-weight-asian="bold" style:font-weight-complex="bold"/>
    </style:style>
    <style:style style:name="T4" style:family="text">
      <style:text-properties fo:font-weight="bold" officeooo:rsid="02d00e5f" style:font-weight-asian="bold" style:font-weight-complex="bold"/>
    </style:style>
    <style:style style:name="T5" style:family="text">
      <style:text-properties fo:font-weight="bold" officeooo:rsid="03362ee7" style:font-weight-asian="bold" style:font-weight-complex="bold"/>
    </style:style>
    <style:style style:name="T6" style:family="text">
      <style:text-properties fo:font-weight="normal" style:font-weight-asian="normal" style:font-weight-complex="normal"/>
    </style:style>
    <style:style style:name="T7" style:family="text">
      <style:text-properties fo:font-weight="normal" officeooo:rsid="02c3cd30" style:font-weight-asian="normal" style:font-weight-complex="normal"/>
    </style:style>
    <style:style style:name="T8" style:family="text">
      <style:text-properties fo:font-weight="normal" officeooo:rsid="02d00e5f" style:font-weight-asian="normal" style:font-weight-complex="normal"/>
    </style:style>
    <style:style style:name="T9" style:family="text">
      <style:text-properties fo:font-weight="normal" officeooo:rsid="02d19180" style:font-weight-asian="normal" style:font-weight-complex="normal"/>
    </style:style>
    <style:style style:name="T10" style:family="text">
      <style:text-properties fo:font-weight="normal" officeooo:rsid="02d2629c" style:font-weight-asian="normal" style:font-weight-complex="normal"/>
    </style:style>
    <style:style style:name="T11" style:family="text">
      <style:text-properties fo:font-weight="normal" officeooo:rsid="02d3684e" style:font-weight-asian="normal" style:font-weight-complex="normal"/>
    </style:style>
    <style:style style:name="T12" style:family="text">
      <style:text-properties fo:font-weight="normal" officeooo:rsid="02d415e5" style:font-weight-asian="normal" style:font-weight-complex="normal"/>
    </style:style>
    <style:style style:name="T13" style:family="text">
      <style:text-properties fo:font-weight="normal" officeooo:rsid="030ae132" style:font-weight-asian="normal" style:font-weight-complex="normal"/>
    </style:style>
    <style:style style:name="T14" style:family="text">
      <style:text-properties fo:font-weight="normal" officeooo:rsid="02f82d7a" style:font-weight-asian="normal" style:font-weight-complex="normal"/>
    </style:style>
    <style:style style:name="T15" style:family="text">
      <style:text-properties fo:font-weight="normal" officeooo:rsid="033a9ce3" style:font-weight-asian="normal" style:font-weight-complex="normal"/>
    </style:style>
    <style:style style:name="T16" style:family="text">
      <style:text-properties officeooo:rsid="02c11299"/>
    </style:style>
    <style:style style:name="T17" style:family="text">
      <style:text-properties officeooo:rsid="02c206ab"/>
    </style:style>
    <style:style style:name="T18" style:family="text">
      <style:text-properties officeooo:rsid="02c56019"/>
    </style:style>
    <style:style style:name="T19" style:family="text">
      <style:text-properties officeooo:rsid="02cb24f5"/>
    </style:style>
    <style:style style:name="T20" style:family="text">
      <style:text-properties officeooo:rsid="02ce5456"/>
    </style:style>
    <style:style style:name="T21" style:family="text">
      <style:text-properties officeooo:rsid="02d5a535"/>
    </style:style>
    <style:style style:name="T22" style:family="text">
      <style:text-properties officeooo:rsid="02d698e9"/>
    </style:style>
    <style:style style:name="T23" style:family="text">
      <style:text-properties officeooo:rsid="02d91e6e"/>
    </style:style>
    <style:style style:name="T24" style:family="text">
      <style:text-properties officeooo:rsid="02df0015"/>
    </style:style>
    <style:style style:name="T25" style:family="text">
      <style:text-properties officeooo:rsid="02e464f3"/>
    </style:style>
    <style:style style:name="T26" style:family="text">
      <style:text-properties officeooo:rsid="02e7b78d"/>
    </style:style>
    <style:style style:name="T27" style:family="text">
      <style:text-properties officeooo:rsid="02e9f9ce"/>
    </style:style>
    <style:style style:name="T28" style:family="text">
      <style:text-properties officeooo:rsid="02ef31c6"/>
    </style:style>
    <style:style style:name="T29" style:family="text">
      <style:text-properties officeooo:rsid="02f65ee0"/>
    </style:style>
    <style:style style:name="T30" style:family="text">
      <style:text-properties officeooo:rsid="02f82d7a"/>
    </style:style>
    <style:style style:name="T31" style:family="text">
      <style:text-properties officeooo:rsid="02fdaf70"/>
    </style:style>
    <style:style style:name="T32" style:family="text">
      <style:text-properties officeooo:rsid="02fdf790"/>
    </style:style>
    <style:style style:name="T33" style:family="text">
      <style:text-properties officeooo:rsid="03020e34"/>
    </style:style>
    <style:style style:name="T34" style:family="text">
      <style:text-properties officeooo:rsid="0303c93f"/>
    </style:style>
    <style:style style:name="T35" style:family="text">
      <style:text-properties officeooo:rsid="0303e7a5"/>
    </style:style>
    <style:style style:name="T36" style:family="text">
      <style:text-properties officeooo:rsid="0307f7f3"/>
    </style:style>
    <style:style style:name="T37" style:family="text">
      <style:text-properties officeooo:rsid="030cb9cc"/>
    </style:style>
    <style:style style:name="T38" style:family="text">
      <style:text-properties officeooo:rsid="030fa7a8"/>
    </style:style>
    <style:style style:name="T39" style:family="text">
      <style:text-properties officeooo:rsid="0312ed9c"/>
    </style:style>
    <style:style style:name="T40" style:family="text">
      <style:text-properties officeooo:rsid="03192bd2"/>
    </style:style>
    <style:style style:name="T41" style:family="text">
      <style:text-properties officeooo:rsid="031ae166"/>
    </style:style>
    <style:style style:name="T42" style:family="text">
      <style:text-properties officeooo:rsid="031ae601"/>
    </style:style>
    <style:style style:name="T43" style:family="text">
      <style:text-properties officeooo:rsid="031c5d35"/>
    </style:style>
    <style:style style:name="T44" style:family="text">
      <style:text-properties officeooo:rsid="031ee9ee"/>
    </style:style>
    <style:style style:name="T45" style:family="text">
      <style:text-properties fo:font-style="italic" style:font-style-asian="italic" style:font-style-complex="italic"/>
    </style:style>
    <style:style style:name="T46" style:family="text">
      <style:text-properties fo:font-style="normal" style:font-style-asian="normal" style:font-style-complex="normal"/>
    </style:style>
    <style:style style:name="T47" style:family="text">
      <style:text-properties fo:font-style="normal" officeooo:rsid="03203e45" style:font-style-asian="normal" style:font-style-complex="normal"/>
    </style:style>
    <style:style style:name="T48" style:family="text">
      <style:text-properties fo:font-style="normal" officeooo:rsid="032236d1" style:font-style-asian="normal" style:font-style-complex="normal"/>
    </style:style>
    <style:style style:name="T49" style:family="text">
      <style:text-properties fo:font-style="normal" officeooo:rsid="0324436e" style:font-style-asian="normal" style:font-style-complex="normal"/>
    </style:style>
    <style:style style:name="T50" style:family="text">
      <style:text-properties fo:font-style="normal" officeooo:rsid="03267323" style:font-style-asian="normal" style:font-style-complex="normal"/>
    </style:style>
    <style:style style:name="T51" style:family="text">
      <style:text-properties fo:font-style="normal" officeooo:rsid="0326c102" style:font-style-asian="normal" style:font-style-complex="normal"/>
    </style:style>
    <style:style style:name="T52" style:family="text">
      <style:text-properties fo:font-style="normal" officeooo:rsid="032826b7" style:font-style-asian="normal" style:font-style-complex="normal"/>
    </style:style>
    <style:style style:name="T53" style:family="text">
      <style:text-properties fo:font-style="normal" officeooo:rsid="03358848" style:font-style-asian="normal" style:font-style-complex="normal"/>
    </style:style>
    <style:style style:name="T54" style:family="text">
      <style:text-properties officeooo:rsid="0322bee4"/>
    </style:style>
    <style:style style:name="T55" style:family="text">
      <style:text-properties fo:color="#569cd6"/>
    </style:style>
    <style:style style:name="T56" style:family="text">
      <style:text-properties fo:color="#569cd6" style:font-name="Droid Sans Mono" fo:font-size="10.5pt" fo:font-style="normal" fo:font-weight="normal" fo:background-color="#1e1e1e" loext:char-shading-value="0" style:font-style-asian="normal" style:font-style-complex="normal"/>
    </style:style>
    <style:style style:name="T57" style:family="text">
      <style:text-properties fo:color="#d4d4d4" style:font-name="Droid Sans Mono" fo:font-size="10.5pt" fo:font-style="normal" fo:font-weight="normal" fo:background-color="#1e1e1e" loext:char-shading-value="0" style:font-style-asian="normal" style:font-style-complex="normal"/>
    </style:style>
    <style:style style:name="T58" style:family="text">
      <style:text-properties fo:color="#d4d4d4" style:font-name="Droid Sans Mono" fo:font-size="10.5pt" fo:font-style="normal" fo:font-weight="normal" officeooo:rsid="03267323" fo:background-color="#1e1e1e" loext:char-shading-value="0" style:font-style-asian="normal" style:font-style-complex="normal"/>
    </style:style>
    <style:style style:name="T59" style:family="text">
      <style:text-properties fo:color="#dcdcaa"/>
    </style:style>
    <style:style style:name="T60" style:family="text">
      <style:text-properties fo:color="#dcdcaa" style:font-name="Droid Sans Mono" fo:font-size="10.5pt" fo:font-style="normal" fo:font-weight="normal" fo:background-color="#1e1e1e" loext:char-shading-value="0" style:font-style-asian="normal" style:font-style-complex="normal"/>
    </style:style>
    <style:style style:name="T61" style:family="text">
      <style:text-properties fo:color="#dcdcaa" style:font-name="Droid Sans Mono" fo:font-size="10.5pt" fo:font-style="normal" fo:font-weight="normal" officeooo:rsid="03267323" fo:background-color="#1e1e1e" loext:char-shading-value="0" style:font-style-asian="normal" style:font-style-complex="normal"/>
    </style:style>
    <style:style style:name="T62" style:family="text">
      <style:text-properties fo:color="#ce9178"/>
    </style:style>
    <style:style style:name="T63" style:family="text">
      <style:text-properties fo:color="#c586c0"/>
    </style:style>
    <style:style style:name="T64" style:family="text">
      <style:text-properties fo:color="#c586c0" officeooo:rsid="0322bee4"/>
    </style:style>
    <style:style style:name="T65" style:family="text">
      <style:text-properties fo:color="#b5cea8"/>
    </style:style>
    <style:style style:name="T66" style:family="text">
      <style:text-properties fo:color="#b5cea8" style:font-name="Droid Sans Mono" fo:font-size="10.5pt" fo:font-style="normal" fo:font-weight="normal" fo:background-color="#1e1e1e" loext:char-shading-value="0" style:font-style-asian="normal" style:font-style-complex="normal"/>
    </style:style>
    <style:style style:name="T67" style:family="text">
      <style:text-properties fo:color="#b5cea8" style:font-name="Droid Sans Mono" fo:font-size="10.5pt" fo:font-style="normal" fo:font-weight="normal" officeooo:rsid="03267323" fo:background-color="#1e1e1e" loext:char-shading-value="0" style:font-style-asian="normal" style:font-style-complex="normal"/>
    </style:style>
    <style:style style:name="T68" style:family="text">
      <style:text-properties officeooo:rsid="032b5da0"/>
    </style:style>
    <style:style style:name="T69" style:family="text">
      <style:text-properties officeooo:rsid="032c4c54"/>
    </style:style>
    <style:style style:name="T70" style:family="text">
      <style:text-properties officeooo:rsid="03362ee7"/>
    </style:style>
    <style:style style:name="T71" style:family="text">
      <style:text-properties officeooo:rsid="033a9ce3"/>
    </style:style>
    <style:style style:name="T72" style:family="text">
      <style:text-properties officeooo:rsid="033bd0c4"/>
    </style:style>
    <style:style style:name="T73" style:family="text">
      <style:text-properties officeooo:rsid="0340a34c"/>
    </style:style>
    <style:style style:name="T74" style:family="text">
      <style:text-properties officeooo:rsid="034103ce"/>
    </style:style>
    <style:style style:name="T75" style:family="text">
      <style:text-properties officeooo:rsid="03436456"/>
    </style:style>
    <style:style style:name="T76" style:family="text">
      <style:text-properties officeooo:rsid="0345692c"/>
    </style:style>
    <style:style style:name="T77" style:family="text">
      <style:text-properties officeooo:rsid="0348e87b"/>
    </style:style>
    <style:style style:name="T78" style:family="text">
      <style:text-properties officeooo:rsid="0348c010"/>
    </style:style>
    <text:list-style style:name="L1">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7" text:outline-level="1">מהי שפת ++C ולמה צריך אותה?</text:h>
      <text:p text:style-name="P14">++C היא הרחבה של שפת סי עם הרבה יסודות שאתם מכירים משפת ג'אבה. </text:p>
      <text:p text:style-name="Text_20_body">היא כוללת את כל מה שיש בשפת סי<text:span text:style-name="T33"> עם המון תוספות, למשל</text:span>:</text:p>
      <text:list xml:id="list5271579192293402545" text:style-name="L1">
        <text:list-item>
          <text:p text:style-name="P78">תיכנות מונחה עצמים - מחלקות ואובייקטים;</text:p>
        </text:list-item>
        <text:list-item>
          <text:p text:style-name="P78">תיכנות גנרי בתבניות (template);</text:p>
        </text:list-item>
        <text:list-item>
          <text:p text:style-name="P79">העמסת<text:span text:style-name="T44"> פונקציות ו</text:span>אופרטורים<text:span text:style-name="T35"> (ראו בתוכנית הדוגמה - תיקיה 1 וגם תיקיה 5)</text:span>;</text:p>
        </text:list-item>
        <text:list-item>
          <text:p text:style-name="P77"><text:span text:style-name="T34">בדיקות טיפוסים חזקות </text:span>בזמן קומפילציה;</text:p>
        </text:list-item>
        <text:list-item>
          <text:p text:style-name="P77">מנגנון לניהול זיכרון ובדיקות תקינות בזמן ריצה.</text:p>
        </text:list-item>
      </text:list>
      <text:p text:style-name="P5">שפת ++C היא אחת משפות-התיכנות הקשות ביותר. התיעוד של השפה מזכיר לפעמים חוזה משפטי - המון מקרים ותתי-מקרים ומקרי-קצה, המון כפילויות ודרכים רבות ושונות לעשות אותו הדבר<text:span text:style-name="T29">,</text:span> עם הבדלים דקים בתוצאה<text:span text:style-name="T29">. </text:span>התחביר <text:span text:style-name="T23">במקרים רבות קשה לקריאה ולהבנה</text:span>. <text:s text:c="2"/>היתרון הוא, שמי ש<text:span text:style-name="T22">י</text:span>צליח להתמודד עם ++C, יצליח כנראה להתמודד עם כל שפת-תיכנות אחרת<text:span text:style-name="T21">...</text:span></text:p>
      <text:p text:style-name="P58">++C לעומת ג'אבה</text:p>
      <text:p text:style-name="P9"><text:span text:style-name="T36">שפת ג'אבה פותחה אחרי ++C. היא דומה לה אבל הרבה יותר פשוטה. מתכנני השפה החליטו לקחת מ++C רק את החלקים הטובים בעיניהם (כגון תיכנות מונחה עצמים), ולזרוק את החלקים הקשים והמבלבלים. שפת ג'אבה אכן הרבה יותר נוחה לתיכנות ולהבנה. </text:span>אם כך <text:span text:style-name="T36">מדוע בכלל כדאי להשתמש ב++C? כמה סיבות.</text:span></text:p>
      <text:p text:style-name="P13"><text:span text:style-name="T70">א. </text:span><text:span text:style-name="T5">הבנה</text:span><text:span text:style-name="T70">. הרבה שפות-תיכנות כתובות ב-C בשילוב ++C. בפרט, המכונה הוירטואלית של ג'אבה, וכן מערכות הפעלה כגון חלונות, לינוקס, מק ואנדרואיד. גם במערכות תוכנה מודרניות גדולות כגון גוגל ופייסבוק יש שילוב של ++C עם שפות נוספות. <text:s/>גם מי שלא מתכנת ב++C צריך להבין את השפה כדי להבין מה קורה מאחרי הקלעים של השפה שהוא כותב בה. <text:s/></text:span></text:p>
      <text:p text:style-name="P13">לתכנת ++C זה כמו להיות נהג מרוצים. נהג כזה לא רק יודע לנהוג. הוא מכיר את מבנה הגוף שלו ויודע איפה מרכז הכובד, הוא יודע מה השפעת זוית הישיבה שלו על הנהיגה, מה ההשפעה של שיפוע הכביש והחיכוך שלו על הנהיגה. הוא מעוניין לנהוג באופן שצורך דלק בצורה מינימלית כדי שיספיק לו למירוץ, וששוחק את הגלגלים בצורה מינימלית, כדי שלא יצטרך לעצור ולהחליף גלגלים באמצע המירוץ. זה מתכנת ++C. לעומת זאת, מתכנת java ומעלה, למד נהיגה על רכב אוטומט. זה נכון שיש סיכוי שהוא יהנה יותר מהנוף, אבל ברור שהוא פחות מבין איך אפשר לנצל בצורה המקסימלית את הרכב שהוא נוהג עליו. הוא ממש לא חונך לזה.</text:p>
      <text:p text:style-name="P9"><text:span text:style-name="T15">ב</text:span><text:span text:style-name="T7">. </text:span><text:span text:style-name="T2">זיכרון</text:span><text:span text:style-name="T16">. </text:span>בשפת ++C <text:span text:style-name="T17">אנחנו יכולים לכתוב תוכנות עם צריכת-זיכרון הדוקה וחסכונית יותר. ניתן לראות הדגמה בתיקיה 2. יש שם שתי תוכנות - אחת ב++C ואחת בג'אבה. שתיהן עושות אותו הדבר בדיוק: יוצרות מערך עם כ-125 מיליון עצמים מסוג "נקודה" (Point), כאשר ב"נקודה" יש שני מספרים שלמים (int). <text:s/>כיוון שמספר שלם דורש 4 בתים, אפשר לשער שצריכת הזיכרון של התוכנה תהיה כמיליארד בתים (8 כפול 125 מיליון), ואכן זה מה שקורה ב++C. לעומת זאת, בג'אבה צריכת הזיכרון הרבה יותר גבוהה - לפחות 2.5 מיליארד (אם התוכנה לא קורסת בגלל מחסור בזיכרון)! מדוע? כמה סיבות:</text:span></text:p>
      <text:list xml:id="list1315343103763233808" text:style-name="L2">
        <text:list-item>
          <text:p text:style-name="P80">בג'אבה, כל "עצם" הוא למעשה פוינטר לעצם שנמצא בזיכרון. לכן, המערך שלנו כולל 125 מיליון פוינטרים. כל אחד מהם תופס לפחות 4 בתים - כבר הלכו חצי מיליארד, עוד לפני שבכלל יצרנו את הנקודות. לעומת זאת, ב++C פוינטר הוא רק מה שהוגדר בפירוש כפוינטר<text:span text:style-name="T18">; כל שאר העצמים תופסים רק את הזיכרון של עצמם בלי פוינטרים מיותרים.</text:span> </text:p>
        </text:list-item>
        <text:list-item>
          <text:p text:style-name="P81">בג'אבה, לכל עצם יש, בנוסף לשדות הגלויים שלו, גם <text:span text:style-name="T19">כמו שדות סמויים. לדוגמה, יש </text:span>שדה שנקרא "מצביע לטבל<text:span text:style-name="T19">ת מתודות</text:span> וירטואלי<text:span text:style-name="T19">ו</text:span>ת"<text:span text:style-name="T19">, שבעזרתו המכונה של ג'אבה בוחרת איזו מתודה להריץ במצב של ירושה. המושג קיים גם בשפת ++C, אלא שב++C הקומפיילר יוצר אותו רק כשיש בו צורך - רק כשיש ירושה עם מתודות וירטואליות (נלמד בהמשך הקורס).</text:span></text:p>
        </text:list-item>
      </text:list>
      <text:p text:style-name="P6">הסיסמה של ++C היא "לא השתמשת - לא שילמת". לכן היא מתאימה במיוחד למערכות שבהן כל טיפת זיכרון חשובה, למשל מערכות מוטמעות (embedded).</text:p>
      <text:p text:style-name="P3"><text:span text:style-name="T71">ג</text:span>. <text:span text:style-name="T1">זמן</text:span>. <text:span text:style-name="T20">בשפת ++C אפשר לכתוב תוכנות זמן-אמת (real-time), כלומר, תוכנות שמגיבות מהר לאירועים. לעומת זאת, בשפת ג'אבה קורים לפעמים דברים שיכולים לגרום לעיכובים לא-צפויים. למשל, </text:span><text:span text:style-name="T3">איסוף זבל</text:span><text:span text:style-name="T4"> </text:span><text:span text:style-name="T8">(garbage collection). <text:s/>בג'אבה, אנחנו </text:span><text:span text:style-name="T9">יוצרים עצמים על-ידי new ולא מתעניינים בשאלה מה קורה איתם אחר-כך (כשאנחנו כבר לא צריכים אותם). המכונה של ג'אבה יודעת לזהות מתי אנחנו כבר לא צריכים להשתמש בעצם מסויים, ולשחרר את הזיכרון שהוא תופס כדי שיהיה פנוי לעצמים אחרים.</text:span><text:span text:style-name="T10"> התהליך הזה נקרא "איסוף זבל".</text:span><text:span text:style-name="T9"> זה מאד נוח לנו כמתכנתים, הבעיה היא שהמכונה עלולה להחליט שהגיע הזמן "לאסוף זבל" בדיוק ברגע הלא מתאים. חישבו למשל על תוכנה שמנהלת רכב אוטונומי, שמחליטה "לאסוף זבל" בדיוק כשהנהג מנסה לפנות </text:span><text:span text:style-name="T13">ימינה</text:span><text:span text:style-name="T9">... לא נעים. </text:span><text:span text:style-name="T11"><text:s text:c="3"/></text:span><text:span text:style-name="T9"><text:s/>בשפת ++C</text:span><text:span text:style-name="T11">, איסוף זבל לא קורה באופן אוטומטי</text:span><text:span text:style-name="T12">, ולכן השפה מתאימה במיוחד למערכות זמן-אמת.</text:span></text:p>
      <text:p text:style-name="P7">מצד שני, העובדה שאין איסוף-זבל אוטומטי משמעה שאנחנו צריכים להיות אחראים לאסוף את הזבל של עצמנו (כמו בטיול שנתי...) אנחנו צריכים לוודא, שכל עצם שאנחנו יוצרים בזיכרון, משחרר את כל הזיכרון שהוא תופס. בהמשך נלמד איך לעשות את זה.</text:p>
      <text:p text:style-name="P4"/>
      <text:p text:style-name="P65">שימוש בסיסי במערכת יוניקס</text:p>
      <text:p text:style-name="P20">אחת המטרות של הקורס הזה היא לאמן אתכם בשימוש במערכת יוניקס - מערכת נפוצה ביותר בעולם התיכנות. אנחנו לא נלמד את הנושא לעומק, נלמד רק כמה פקודות בסיסיות שיאפשרו לכם לבנות ולהריץ תוכנות ב++C. </text:p>
      <text:p text:style-name="P20"/>
      <text:p text:style-name="P20">לצורך הקורס נשתמש בלינוקס, ובפרט במערכת אובונטו<text:span text:style-name="T24">. המערכת </text:span>אמורה להיות מותקנת על המחשבים במעבדות<text:span text:style-name="T24">, אתם יכולים גם להתקין אותה על המחשב הביתי שלכם במקביל ל"חלונות" (יש מדריכים באינטרנט איך לעשות את זה). <text:s/>אחרי שפתחתם את אובונטו, פיתחו חלון-מסוף (terminal) ונסו את הפקודות הבאות:</text:span></text:p>
      <text:list xml:id="list5142214612369591105" text:style-name="L3">
        <text:list-item>
          <text:p text:style-name="P66">ls - הצגת הקבצים בתיקיה הנוכחית.</text:p>
        </text:list-item>
        <text:list-item>
          <text:p text:style-name="P66">ls -latr <text:s/>- אותו דבר, עם יותר פירוט לגבי כל קובץ, וסידור הקבצים לפי זמן העידכון האחרון שלהם (לרוב הפקודות ביוניקס אפשר להוסיף פרמטרים ע"י סימן מינוס ואחריו אות אחת או יותר).</text:p>
        </text:list-item>
        <text:list-item>
          <text:p text:style-name="P67">cd [dirname] - הליכה לתיקיה אחרת.</text:p>
        </text:list-item>
        <text:list-item>
          <text:p text:style-name="P67">mkdir [dirname] - יצירת תיקיה חדשה</text:p>
        </text:list-item>
        <text:list-item>
          <text:p text:style-name="P66">cat [filename] - הדפסת תוכן הקובץ.</text:p>
        </text:list-item>
        <text:list-item>
          <text:p text:style-name="P66">nano [filename] - עריכת הקובץ.</text:p>
        </text:list-item>
        <text:list-item>
          <text:p text:style-name="P68">grep [string] <text:s/>- חיפוש מחרוזת בקלט התקני (למה זה טוב? נראה בהמשך).</text:p>
        </text:list-item>
        <text:list-item>
          <text:p text:style-name="P69">source [filename]<text:span text:style-name="T28"> </text:span>- הרצת פקודות מתוך קובץ.</text:p>
        </text:list-item>
      </text:list>
      <text:p text:style-name="P50"/>
      <text:p text:style-name="P21"/>
      <text:p text:style-name="P21">במערכות יוניקס יש מספר קטן של פקודות בסיסיות, שאפשר לשלב ביניהן על-ידי אופרטורי הכוונת קלט ופלט. למשל<text:span text:style-name="T25">:</text:span></text:p>
      <text:list xml:id="list4718433875661878600" text:style-name="L4">
        <text:list-item>
          <text:p text:style-name="P72">העברת קובץ כקלט לפקודה - אופרטור הכוונת הקלט<text:span text:style-name="T27"> (input redirection):</text:span></text:p>
        </text:list-item>
        <text:list-item>
          <text:p text:style-name="P70">grep [string] &lt; input.txt</text:p>
        </text:list-item>
        <text:list-item>
          <text:p text:style-name="P73">שמירת התוצאות של פקודה לתוך קובץ - אופרטור הכוונת הפלט (output redirection):</text:p>
        </text:list-item>
        <text:list-item>
          <text:p text:style-name="P71"><text:span text:style-name="T39">ls -latr </text:span>&gt; <text:s/>output.txt</text:p>
        </text:list-item>
        <text:list-item>
          <text:p text:style-name="P74">העברת הפלט של <text:span text:style-name="T26">פקודה אחת לפקודה אחרת - אופרטור הצינור (pipe):</text:span></text:p>
        </text:list-item>
        <text:list-item>
          <text:p text:style-name="P71">ls -latr | grep bash</text:p>
        </text:list-item>
      </text:list>
      <text:p text:style-name="P46"/>
      <text:p text:style-name="P45">ניתן לראות דוגמה בסקריפט showmemory.sh בתיקיה <text:span text:style-name="T37">2</text:span>, שהשתמשתי בו לצורך הדפסת הזיכרון הפנוי הנוכחי.</text:p>
      <text:p text:style-name="P57">התקנת חבילות</text:p>
      <text:p text:style-name="P46">במערכות לינוקס מודרניות ישנן פקודות פשוטות המאפשרות להתקין חבילות חדשות. הפקודות משתנות מהפצה להפצה. בלינוקס, <text:span text:style-name="T30">הפקודה המשמשת להתקנה היא </text:span><text:span text:style-name="T14">apt</text:span><text:span text:style-name="T30">. כדי להשתמש בפקודה הזאת, צריך לקבל "הרשאות משתמש-על" (super-user). איך עושים את זה? שתי דרכים:</text:span></text:p>
      <text:list xml:id="list6835593246444927362" text:style-name="L5">
        <text:list-item>
          <text:p text:style-name="P75">כדי להפוך ל"משתמש על", כותבים את הפקודה <text:span text:style-name="T6">su</text:span> ומכניסים סיסמה. <text:s/>כדי לצאת ממצב "משתמש על", כותבים <text:span text:style-name="T6">exit</text:span>.</text:p>
        </text:list-item>
        <text:list-item>
          <text:p text:style-name="P75">כדי להריץ פקודה אחת כ"משתמש על", כותבים לפני הפקודה <text:span text:style-name="T6">sudo</text:span>. זו השיטה המקובלת. </text:p>
        </text:list-item>
      </text:list>
      <text:p text:style-name="P47"/>
      <text:p text:style-name="P47">הנה דוגמה לפקודה שמתקינה משחק נחמד<text:span text:style-name="T31"> ושימושי</text:span> לשיפור מהירות ההקלדה<text:span text:style-name="T31"> בשפות שונות:</text:span></text:p>
      <text:p text:style-name="P47"/>
      <text:p text:style-name="P31">sudo apt install typespeed</text:p>
      <text:p text:style-name="P31"/>
      <text:p text:style-name="P48">(למי שאוהב משחקי טקסט: ראו משחקים נוספים כאן https://askubuntu.com/q/11485/42073 ).</text:p>
      <text:p text:style-name="P44"/>
      <text:p text:style-name="P64">בניית תוכנת ++C על לינוקס</text:p>
      <text:p text:style-name="P8">ישנם כמה חבילות-קומפילציה מקובלות לשפת ++C. החבילה הנפוצה ביותר היא כנראה gcc - gnu compiler collection, חבילה הכוללת כמה קומפיילרים שהעיקרי בהם הוא של c, c++. <text:s text:c="2"/>אנחנו נשתמש בחבילה אחרת בשם clang, <text:s/>ובפרט<text:span text:style-name="T32"> בגירסה 5. היתרון העיקרי של חבילה זו הוא שהודעות-השגיאה שלה קלות יותר להבנה - יתרון חשוב מאד כשלומדים שפה חדשה. <text:s text:c="2"/>כדי להתקין אותה על אובונטו, נכתוב:</text:span></text:p>
      <text:p text:style-name="P32">sudo apt install <text:span text:style-name="T32">clang++-5.0</text:span></text:p>
      <text:p text:style-name="P55">עכשיו אנחנו יכולים לבנות תוכנות ב++C<text:span text:style-name="T38">. למשל, בתיקיה 1, נכתוב:</text:span></text:p>
      <text:p text:style-name="P35">clang++-5.0 hello.cpp</text:p>
      <text:p text:style-name="P36">ls -latr</text:p>
      <text:p text:style-name="P49">ונראה קובץ חדש בשם a.out. זה קובץ שאפשר להריץ. כדי להריץ אותו נכתוב:</text:p>
      <text:p text:style-name="P36">./a.out</text:p>
      <text:p text:style-name="P51"/>
      <text:p text:style-name="P51">בניית תוכנה ב++C (כמו בסי) מורכבת מארבעה שלבים, כדאי להכיר אותם <text:span text:style-name="T69">כדי להבין טוב יותר את הודעות השגיאה שאנחנו מקבלים:</text:span></text:p>
      <text:list xml:id="list7294346731176287269" text:style-name="L6">
        <text:list-item>
          <text:p text:style-name="P76">עיבוד מקדים - preprocess - ביצוע פקודות המתחילות ב-#, כגון הכללת קבצים (#include), הגדרת קבועים (#define) וכו'.<text:span text:style-name="T40"> ראו דוגמה בתיקיה 3.</text:span></text:p>
        </text:list-item>
        <text:list-item>
          <text:p text:style-name="P76">הפיכה לאסמבלר - assemble.</text:p>
        </text:list-item>
        <text:list-item>
          <text:p text:style-name="P76">הפיכה לשפת מכונה - compile.</text:p>
        </text:list-item>
        <text:list-item>
          <text:p text:style-name="P76">קישור כל הקבצים בשפת מכונה עם ספריות חיצוניות (במקרה הצורך) והפיכה לקובץ ריצה - link.</text:p>
        </text:list-item>
      </text:list>
      <text:p text:style-name="P54">ניתן לבצע כל אחד בנפרד ע"פ העברת הפרמטר המתאים ל-clang, אבל בדרך-כלל מריצים את כולם יחד.</text:p>
      <text:p text:style-name="P54"/>
      <text:p text:style-name="P54"/>
      <text:p text:style-name="P56">אנחנו נצטרך חבילות נוספות לבניית פרוייקטים ובקרת גירסאות:</text:p>
      <text:p text:style-name="P33">sudo apt install <text:span text:style-name="T38">build-essential</text:span></text:p>
      <text:p text:style-name="P34">sudo apt install <text:span text:style-name="T68">git</text:span></text:p>
      <text:p text:style-name="P53"/>
      <text:p text:style-name="P52"/>
      <text:p text:style-name="P59">++C לעומת סי</text:p>
      <text:p text:style-name="P10">בשפת ++C נוספו סוגים חדשים שהיו חסרים בסי:</text:p>
      <text:list xml:id="list3499882643117726559" text:style-name="L7">
        <text:list-item>
          <text:p text:style-name="P82">מחרוזת - string; אין צורך יותר להשתמש ב-char* (אלא אם כן צריך להשתמש בפונקציות ספריה ישנות).</text:p>
        </text:list-item>
        <text:list-item>
          <text:p text:style-name="P82">בוליאני - bool;<text:span text:style-name="T41"> עדיף מלהשתמש בהשוואה של מספר שלם לאפס.</text:span></text:p>
        </text:list-item>
        <text:list-item>
          <text:p text:style-name="P82">מחלקה עם ערכים קבועים - enum class - בטוח יותר מה-enum של סי; <text:span text:style-name="T42">הקומפיילר לא מאפשר </text:span>תרגום אוטומטי מ/למספר שלם<text:span text:style-name="T43">; ראו דוגמה בתיקיה 4 (הערה: enum של ג'אבה הוא כמו enum class של ++C).</text:span></text:p>
        </text:list-item>
      </text:list>
      <text:p text:style-name="P12">שינויים נוספים:</text:p>
      <text:list xml:id="list194225465637508550" text:style-name="L8">
        <text:list-item>
          <text:p text:style-name="P83">הכללת קבצי-כותרת סטנדרטיים - בלי סיומת h.</text:p>
        </text:list-item>
        <text:list-item>
          <text:p text:style-name="P83">מרחבי-שם - namespaces. למשל, דברים שנמצאים בספריה הסטנדרטית של c++ נמצאים במרחב-שם std וניתן לגשת אליהם, למשל, ע"י std::cout. <text:s/>המטרה של שינוי זה - למנוע מצב ששם מהתוכנה שאנחנו כותבים יסתיר שם מהספריה הסטנדרטית. <text:s text:c="2"/>ניתן לעקוף את זה ע"י הפקודה: using namespace std.</text:p>
        </text:list-item>
      </text:list>
      <text:p text:style-name="P12"/>
      <text:p text:style-name="P60">העמסת פונקציות</text:p>
      <text:p text:style-name="P22"><text:span text:style-name="T1">העמסה</text:span> (overloading) היא מצב שבו יש כמה פונקציות עם אותו שם וארגומנטים שונים. הבחירה לאיזה פונקציה לקרוא מתבצעת ע"י <text:span text:style-name="T45">הקומפיילר</text:span><text:span text:style-name="T46">. </text:span><text:span text:style-name="T47">למה זה חשוב? כי זה מאפשר לנו לקרוא לפונקציות בשמות קצרים וברורים, ולסמוך על הקומפיילר שיבחר את הפונקציה הנכונה לפי הצורך. </text:span><text:span text:style-name="T48">הרבה מהתכונות המתקדמות של שפת ++C מסתמכות על העמסה, ולכן כדאי להכיר היטב את המנגנון. </text:span></text:p>
      <text:p text:style-name="P25"/>
      <text:p text:style-name="P26">איך הקומפיילר יודע איזה פונקציה לבחור? הוא עובד בכמה שלבים:</text:p>
      <text:p text:style-name="P26">1. מציאת כל הפונקציות עם השם המתאים.</text:p>
      <text:p text:style-name="P26">2. מתוך קבוצה 1, מציאת כל הפונקציות עם מספר הפרמטרים המתאים.</text:p>
      <text:p text:style-name="P26">3. מתוך קבוצה 2, מציאת הפונקציות עם סוג הפרמטרים המתאים ביותר.</text:p>
      <text:p text:style-name="P23"><text:span text:style-name="T46">שלב 3 הוא הכי מסובך, כי הקריטריון להתאמה בסוג הפרמטרים לא תמיד ברור. לדוגמה ראו בתיקיה 5. הגדרנו שם פונקציה בשם power המחשבת חזקה של שני מספרים. כשהחזקה היא מספר שלם </text:span><text:span text:style-name="T49">חיובי</text:span><text:span text:style-name="T46"> אפשר להשתמש ברקורסיה:</text:span></text:p>
      <text:p text:style-name="P41"><text:span text:style-name="T56">int</text:span><text:span text:style-name="T57"> </text:span><text:span text:style-name="T60">power</text:span><text:span text:style-name="T57">(</text:span><text:span text:style-name="T56">int</text:span><text:span text:style-name="T57"> a, </text:span><text:span text:style-name="T56">unsigned</text:span><text:span text:style-name="T57"> </text:span><text:span text:style-name="T56">int</text:span><text:span text:style-name="T57"> b) {</text:span></text:p>
      <text:p text:style-name="P39"><text:span text:style-name="T54"><text:tab/></text:span>cout &lt;&lt; <text:span text:style-name="T62">" power of ints"</text:span> &lt;&lt; endl;</text:p>
      <text:p text:style-name="P39"><text:span text:style-name="T64"><text:tab/></text:span><text:span text:style-name="T63">return</text:span> b==<text:span text:style-name="T65">0</text:span>? <text:span text:style-name="T65">1</text:span>: a*<text:span text:style-name="T59">power</text:span>(a,b-<text:span text:style-name="T65">1</text:span>);</text:p>
      <text:p text:style-name="P37">}</text:p>
      <text:p text:style-name="P26">אבל כשהחזקה היא מספר ממשי צריך להשתמש בלוג:</text:p>
      <text:p text:style-name="P38"><text:span text:style-name="T55">double</text:span> <text:span text:style-name="T59">power</text:span>(<text:span text:style-name="T55">double</text:span> a, <text:span text:style-name="T55">double</text:span> b) {</text:p>
      <text:p text:style-name="P38">cout &lt;&lt; <text:span text:style-name="T62">" power of reals"</text:span> &lt;&lt; endl;</text:p>
      <text:p text:style-name="P38"><text:span text:style-name="T63">return</text:span> <text:span text:style-name="T59">exp</text:span>(b*<text:span text:style-name="T59">log</text:span>(a));</text:p>
      <text:p text:style-name="P38">}</text:p>
      <text:p text:style-name="P40"/>
      <text:p text:style-name="P30"><text:span text:style-name="T50">הקריאה </text:span><text:span text:style-name="T60">power</text:span><text:span text:style-name="T57">(</text:span><text:span text:style-name="T66">2</text:span><text:span text:style-name="T57">,</text:span><text:span text:style-name="T66">3</text:span><text:span text:style-name="T57">)</text:span><text:span text:style-name="T50"> <text:s/>מגיעה לפונקציה הראשונה והקריאה </text:span><text:span text:style-name="T61">power</text:span><text:span text:style-name="T58">(</text:span><text:span text:style-name="T67">2.0</text:span><text:span text:style-name="T58">,</text:span><text:span text:style-name="T67">3.5</text:span><text:span text:style-name="T58">) </text:span><text:span text:style-name="T50"><text:s/>מגיעה לפונקציה השניה. <text:s/>לאן תגיע הקריאה </text:span><text:span text:style-name="T61">power</text:span><text:span text:style-name="T58">(</text:span><text:span text:style-name="T67">2</text:span><text:span text:style-name="T58">,</text:span><text:span text:style-name="T67">3.5</text:span><text:span text:style-name="T58">)</text:span><text:span text:style-name="T50">? <text:s/>היינו מצפים שהיא תגיע לפונקציה השניה, אבל אצלי זו שגיאת קומפילציה - הקומפיילר לא בטוח לאיזו פונקציה התכווננו, רמת ההתאמה היא זהה כי בשני המקרים צריך לבצע המרה (להמיר מספר שלם לממשי או להיפך). </text:span></text:p>
      <text:p text:style-name="P27"/>
      <text:p text:style-name="P29"><text:span text:style-name="T50">לא</text:span><text:span text:style-name="T51">ן תגיע הקריאה </text:span><text:span text:style-name="T60">power</text:span><text:span text:style-name="T57">(</text:span><text:span text:style-name="T66">2</text:span><text:span text:style-name="T57">,-</text:span><text:span text:style-name="T66">3</text:span><text:span text:style-name="T57">)</text:span><text:span text:style-name="T51">? היינו מצפים שהיא תגיע לפונקציה השניה כי החזקה שלילית, אבל אצלי היא מגיעה לפונקציה הראשונה ונכנסת לרקורסיה ארוכה מאד - המספר </text:span><text:span text:style-name="T53">מינוס</text:span><text:span text:style-name="T51">3 מומר למספר חיובי גדול</text:span><text:span text:style-name="T52"> - ממש לא מה שהתכווננו לעשות.</text:span></text:p>
      <text:p text:style-name="P28"/>
      <text:p text:style-name="P24"><text:span text:style-name="T52">ה</text:span><text:span text:style-name="T46">מסקנה: צריך מאד להיזהר בהעמסת פונקציות, במיוחד כשהן עם אותו מספר פרמטרים ועם פרמטרים מספריים. </text:span></text:p>
      <text:p text:style-name="P61"/>
      <text:p text:style-name="P61">פונקציות inline</text:p>
      <text:p text:style-name="P15">בשפת C מקובל להשתמש בקטעי מאקרו כדי לחסוך קוד, למשל:</text:p>
      <text:p text:style-name="P42">#define SQUARE(x) x*x</text:p>
      <text:p text:style-name="P63">אבל המנהג הזה מועד לטעויות: </text:p>
      <text:list xml:id="list8641315790654416340" text:style-name="L9">
        <text:list-item>
          <text:p text:style-name="P86">אין בדיקת טיפוסים. למשל, מה יקרה אם ננסה לעשות SQUARE("abc")? תהיה כנראה שגיאת קימפול לא ברורה.</text:p>
        </text:list-item>
        <text:list-item>
          <text:p text:style-name="P86">עלולות להיות תופעות לוואי. למשל, מה יקרה אם נעשה SQUARE(i++)? הערך של i יגדל פעמיים.</text:p>
        </text:list-item>
        <text:list-item>
          <text:p text:style-name="P86">עלולות להיות שגיאות לוגיות. למשל, מה יקרה אם נעשה SQUARE(<text:span text:style-name="T74">1+2</text:span>)?<text:span text:style-name="T74"> רמז: זה לא יצא 9.</text:span></text:p>
        </text:list-item>
      </text:list>
      <text:p text:style-name="P16">בשפת <text:span text:style-name="T73">++C </text:span>עדיין אפשר להגדיר קטעי מאקרו, אבל זה מאד מאד לא מומלץ. יש דרך טובה יותר להשיג את אותה מטרה - inline. למשל במקום הקטע הנ"ל אפשר לכתוב:</text:p>
      <text:p text:style-name="P43">inline int square(int x) {return x*x;} </text:p>
      <text:p text:style-name="P16">המילה inline נותנת לקומפיילר רמז, שבמקום ליצור פונקציה <text:span text:style-name="T75">בשם square, שישים את הקוד שלה בגוף התוכנית. כך שמקבלים אותו אפקט כמו מאקרו.</text:span></text:p>
      <text:p text:style-name="P18">האם הקומפיילר באמת עושה את זה? לא תמיד. </text:p>
      <text:p text:style-name="P19">* אם הפונקציה מסובכת מדי - הוא ישאיר אותה כמו שהיא.</text:p>
      <text:p text:style-name="P19">* אם הקומפיילר צריך את הכתובת של הפונקציה - הוא ישאיר אותה כמו שהיא.</text:p>
      <text:p text:style-name="P19">* <text:span text:style-name="T76">יש חשיבות גם לדגלי האופטימיזציה שמעבירים לקומפיילר. אם לא מעבירים שום דגלים, <text:s/>המילה inline חסרת משמעות - הקומפיילר בכל מקרה יוצר פונקציה מלאה, ראו בקוד האסמבלי שנוצר. זה שימושי בזמן ניפוי שגיאות. אם מעבירים דגל O2 (אופטימיזציה ברמה 2), אז המילה inline משפיעה באופן כלשהו - בלעדיה הקומפיילר יוצר פונקציה בשם squarei, ואיתה הוא לא יוצר פונקציה כזאת. אבל, עם inline או בלי, הקומפיילר מזהה לבד שאפשר להכניס את הקוד x*x לגוף התוכנית!</text:span></text:p>
      <text:p text:style-name="P17"><text:span text:style-name="T1">מסקנה</text:span>: השימוש ב-inline לא משפיע במיוחד, יש להשתמש בו רק בקטעים שבהם כל ננו-שניה היא קריטית (וגם אז לא בטוח שתהיה השפעה).</text:p>
      <text:p text:style-name="P19"/>
      <text:p text:style-name="P62"/>
      <text:p text:style-name="Heading_20_2">מקורות</text:p>
      <text:list xml:id="list889670636532160356" text:style-name="L10">
        <text:list-item>
          <text:p text:style-name="P84">מצגות של<text:span text:style-name="T72"> </text:span>אופיר פלא ומירי בן-ניסן.</text:p>
        </text:list-item>
        <text:list-item>
          <text:p text:style-name="P85"><text:span text:style-name="T77">על ההבדלים בין c++ לבין java, ראו </text:span>https://cseducators.stackexchange.com/a/4189/1873</text:p>
        </text:list-item>
        <text:list-item>
          <text:p text:style-name="P85"><text:span text:style-name="T77">על inline ומה הוא באמת עושה, ראו https://stackoverflow.com/q/48751426/827927</text:span></text:p>
        </text:list-item>
      </text:list>
      <text:p text:style-name="P11">סיכם: אראל סגל-הלוי.<text:span text:style-name="T72"> <text:s/>הערות תוספות והשלמות: מירי בן-ניסן.</text:span></text:p>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Mono" svg:font-family="'Droid Sans Mono', monospace, monospace, 'Droid Sans Fallback'"/>
    <style:font-face style:name="Nachlieli CLM2" svg:font-family="'Nachlieli CLM'"/>
    <style:font-face style:name="Monospace" svg:font-family="Monospace" style:font-adornments="Regular" style:font-pitch="fixed"/>
    <style:font-face style:name="David CLM" svg:font-family="'David CLM'" style:font-adornments="Regular" style:font-pitch="variable"/>
    <style:font-face style:name="Arial" svg:font-family="Arial" style:font-family-generic="roman" style:font-pitch="variable"/>
    <style:font-face style:name="Liberation Serif" svg:font-family="'Liberation Serif'" style:font-family-generic="roman" style:font-pitch="variable"/>
    <style:font-face style:name="Nachlieli CLM" svg:font-family="'Nachlieli CLM'"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Nachlieli CLM1" svg:font-family="'Nachlieli CLM'"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Nachlieli CLM1"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Nachlieli CLM1"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end" style:justify-single-word="false" style:page-number="auto" style:writing-mode="rl-tb"/>
      <style:text-properties style:font-name="Monospace" fo:font-family="Monospace" style:font-style-name="Regular" style:font-pitch="fixed" officeooo:rsid="00daaae4" style:font-size-asian="10.5pt" style:font-name-complex="David CLM" style:font-family-complex="'David CLM'" style:font-style-name-complex="Regular" style:font-pitch-complex="variable" style:font-weight-complex="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achlieli CLM1"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achlieli CLM2" style:font-family-complex="'Nachlieli CLM'"/>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achlieli CLM2" style:font-family-complex="'Nachlieli CLM'"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achlieli CLM2" style:font-family-complex="'Nachlieli CLM'"/>
    </style:style>
    <style:style style:name="Heading_20_1" style:display-name="Heading 1" style:family="paragraph" style:parent-style-name="Heading" style:next-style-name="Text_20_body" style:default-outline-level="1" style:class="text">
      <loext:graphic-properties draw:fill-image-width="0in" draw:fill-image-height="0in"/>
      <style:paragraph-properties fo:margin-left="0in" fo:margin-right="0in" fo:margin-top="0.1665in" fo:margin-bottom="0.0835in" loext:contextual-spacing="false" fo:text-indent="0in" style:auto-text-indent="false" style:writing-mode="rl-tb"/>
      <style:text-properties fo:font-size="150%" fo:font-weight="bold" style:font-size-asian="130%" style:font-weight-asian="bold" style:font-size-complex="150%" style:font-weight-complex="bold"/>
    </style:style>
    <style:style style:name="Quotations" style:family="paragraph" style:parent-style-name="Standard" style:class="html">
      <loext:graphic-properties draw:fill="solid" draw:fill-color="#ffff66" draw:fill-image-width="0in" draw:fill-image-height="0in"/>
      <style:paragraph-properties fo:background-color="#ffff66" style:shadow="none" style:writing-mode="rl-tb"/>
    </style:style>
    <style:style style:name="Heading_20_2" style:display-name="Heading 2" style:family="paragraph" style:parent-style-name="Heading" style:class="text" style:master-page-name="">
      <style:paragraph-properties fo:margin-left="0in" fo:margin-right="0in" fo:text-align="end" style:justify-single-word="false" fo:text-indent="0in" style:auto-text-indent="false" style:page-number="auto" style:writing-mode="rl-tb"/>
      <style:text-properties fo:color="#000000" style:font-name="Monospace" fo:font-family="Monospace" style:font-style-name="Regular" style:font-pitch="fixed" fo:font-size="12pt" fo:font-style="normal" fo:font-weight="normal" officeooo:rsid="0263e2f8" style:font-size-asian="12pt" style:font-style-asian="normal" style:font-weight-asian="normal" style:font-size-complex="16pt" style:font-style-complex="normal" style:font-weight-complex="normal"/>
    </style:style>
    <style:style style:name="Header" style:family="paragraph" style:parent-style-name="Standard" style:class="extra"/>
    <style:style style:name="Heading_20_3" style:display-name="Heading 3" style:family="paragraph" style:parent-style-name="Heading" style:class="text"/>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loext:contextual-spacing="false" style:line-height-at-least="0.139in" fo:text-align="center"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style:line-height-at-least="0.139in" fo:text-align="center"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Master1-Default_7e_LT_7e_Gliederung_20_1" style:display-name="Master1-Default~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Gliederung_20_2" style:display-name="Master1-Default~LT~Gliederung 2" style:family="paragraph" style:parent-style-name="Master1-Default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Default_7e_LT_7e_Gliederung_20_3" style:display-name="Master1-Default~LT~Gliederung 3" style:family="paragraph" style:parent-style-name="Master1-Default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Default_7e_LT_7e_Gliederung_20_4" style:display-name="Master1-Default~LT~Gliederung 4" style:family="paragraph" style:parent-style-name="Master1-Default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5" style:display-name="Master1-Default~LT~Gliederung 5" style:family="paragraph" style:parent-style-name="Master1-Default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6" style:display-name="Master1-Default~LT~Gliederung 6" style:family="paragraph" style:parent-style-name="Master1-Default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7" style:display-name="Master1-Default~LT~Gliederung 7" style:family="paragraph" style:parent-style-name="Master1-Default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8" style:display-name="Master1-Default~LT~Gliederung 8" style:family="paragraph" style:parent-style-name="Master1-Default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9" style:display-name="Master1-Default~LT~Gliederung 9" style:family="paragraph" style:parent-style-name="Master1-Default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Titel" style:display-name="Master1-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Untertitel" style:display-name="Master1-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Notizen" style:display-name="Master1-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Hintergrundobjekte" style:display-name="Master1-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Default_7e_LT_7e_Hintergrund" style:display-name="Master1-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font-name="Nachlieli CLM" fo:font-family="'Nachlieli CLM'" style:font-family-generic="roman" style:font-pitch="variable" fo:font-size="18pt" style:letter-kerning="true"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ay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ay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1" style:display-name="Master1-Layout1-title-שקופית-כותרת~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Gliederung_20_2" style:display-name="Master1-Layout1-title-שקופית-כותרת~LT~Gliederung 2" style:family="paragraph" style:parent-style-name="Master1-Layout1-title-שקופית-כותרת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title-שקופית-כותרת_7e_LT_7e_Gliederung_20_3" style:display-name="Master1-Layout1-title-שקופית-כותרת~LT~Gliederung 3" style:family="paragraph" style:parent-style-name="Master1-Layout1-title-שקופית-כותרת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title-שקופית-כותרת_7e_LT_7e_Gliederung_20_4" style:display-name="Master1-Layout1-title-שקופית-כותרת~LT~Gliederung 4" style:family="paragraph" style:parent-style-name="Master1-Layout1-title-שקופית-כותרת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5" style:display-name="Master1-Layout1-title-שקופית-כותרת~LT~Gliederung 5" style:family="paragraph" style:parent-style-name="Master1-Layout1-title-שקופית-כותרת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6" style:display-name="Master1-Layout1-title-שקופית-כותרת~LT~Gliederung 6" style:family="paragraph" style:parent-style-name="Master1-Layout1-title-שקופית-כותרת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7" style:display-name="Master1-Layout1-title-שקופית-כותרת~LT~Gliederung 7" style:family="paragraph" style:parent-style-name="Master1-Layout1-title-שקופית-כותרת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8" style:display-name="Master1-Layout1-title-שקופית-כותרת~LT~Gliederung 8" style:family="paragraph" style:parent-style-name="Master1-Layout1-title-שקופית-כותרת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9" style:display-name="Master1-Layout1-title-שקופית-כותרת~LT~Gliederung 9" style:family="paragraph" style:parent-style-name="Master1-Layout1-title-שקופית-כותרת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Titel" style:display-name="Master1-Layout1-title-שקופית-כותרת~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Untertitel" style:display-name="Master1-Layout1-title-שקופית-כותרת~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Notizen" style:display-name="Master1-Layout1-title-שקופית-כותרת~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Hintergrundobjekte" style:display-name="Master1-Layout1-title-שקופית-כותרת~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title-שקופית-כותרת_7e_LT_7e_Hintergrund" style:display-name="Master1-Layout1-title-שקופית-כותרת~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2-obj-כותרת-ותוכן_7e_LT_7e_Gliederung_20_1" style:display-name="Master1-Layout2-obj-כותרת-ותוכן~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Gliederung_20_2" style:display-name="Master1-Layout2-obj-כותרת-ותוכן~LT~Gliederung 2" style:family="paragraph" style:parent-style-name="Master1-Layout2-obj-כותרת-ותוכן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2-obj-כותרת-ותוכן_7e_LT_7e_Gliederung_20_3" style:display-name="Master1-Layout2-obj-כותרת-ותוכן~LT~Gliederung 3" style:family="paragraph" style:parent-style-name="Master1-Layout2-obj-כותרת-ותוכן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2-obj-כותרת-ותוכן_7e_LT_7e_Gliederung_20_4" style:display-name="Master1-Layout2-obj-כותרת-ותוכן~LT~Gliederung 4" style:family="paragraph" style:parent-style-name="Master1-Layout2-obj-כותרת-ותוכן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5" style:display-name="Master1-Layout2-obj-כותרת-ותוכן~LT~Gliederung 5" style:family="paragraph" style:parent-style-name="Master1-Layout2-obj-כותרת-ותוכן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6" style:display-name="Master1-Layout2-obj-כותרת-ותוכן~LT~Gliederung 6" style:family="paragraph" style:parent-style-name="Master1-Layout2-obj-כותרת-ותוכן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7" style:display-name="Master1-Layout2-obj-כותרת-ותוכן~LT~Gliederung 7" style:family="paragraph" style:parent-style-name="Master1-Layout2-obj-כותרת-ותוכן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8" style:display-name="Master1-Layout2-obj-כותרת-ותוכן~LT~Gliederung 8" style:family="paragraph" style:parent-style-name="Master1-Layout2-obj-כותרת-ותוכן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9" style:display-name="Master1-Layout2-obj-כותרת-ותוכן~LT~Gliederung 9" style:family="paragraph" style:parent-style-name="Master1-Layout2-obj-כותרת-ותוכן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Titel" style:display-name="Master1-Layout2-obj-כותרת-ותוכן~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Untertitel" style:display-name="Master1-Layout2-obj-כותרת-ותוכן~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Notizen" style:display-name="Master1-Layout2-obj-כותרת-ותוכן~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Hintergrundobjekte" style:display-name="Master1-Layout2-obj-כותרת-ותוכן~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2-obj-כותרת-ותוכן_7e_LT_7e_Hintergrund" style:display-name="Master1-Layout2-obj-כותרת-ותוכן~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3-secHead-כותרת-מקטע-עליונה_7e_LT_7e_Gliederung_20_1" style:display-name="Master1-Layout3-secHead-כותרת-מקטע-עליונה~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Gliederung_20_2" style:display-name="Master1-Layout3-secHead-כותרת-מקטע-עליונה~LT~Gliederung 2" style:family="paragraph" style:parent-style-name="Master1-Layout3-secHead-כותרת-מקטע-עליונה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3-secHead-כותרת-מקטע-עליונה_7e_LT_7e_Gliederung_20_3" style:display-name="Master1-Layout3-secHead-כותרת-מקטע-עליונה~LT~Gliederung 3" style:family="paragraph" style:parent-style-name="Master1-Layout3-secHead-כותרת-מקטע-עליונה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3-secHead-כותרת-מקטע-עליונה_7e_LT_7e_Gliederung_20_4" style:display-name="Master1-Layout3-secHead-כותרת-מקטע-עליונה~LT~Gliederung 4" style:family="paragraph" style:parent-style-name="Master1-Layout3-secHead-כותרת-מקטע-עליונה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5" style:display-name="Master1-Layout3-secHead-כותרת-מקטע-עליונה~LT~Gliederung 5" style:family="paragraph" style:parent-style-name="Master1-Layout3-secHead-כותרת-מקטע-עליונה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6" style:display-name="Master1-Layout3-secHead-כותרת-מקטע-עליונה~LT~Gliederung 6" style:family="paragraph" style:parent-style-name="Master1-Layout3-secHead-כותרת-מקטע-עליונה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7" style:display-name="Master1-Layout3-secHead-כותרת-מקטע-עליונה~LT~Gliederung 7" style:family="paragraph" style:parent-style-name="Master1-Layout3-secHead-כותרת-מקטע-עליונה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8" style:display-name="Master1-Layout3-secHead-כותרת-מקטע-עליונה~LT~Gliederung 8" style:family="paragraph" style:parent-style-name="Master1-Layout3-secHead-כותרת-מקטע-עליונה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9" style:display-name="Master1-Layout3-secHead-כותרת-מקטע-עליונה~LT~Gliederung 9" style:family="paragraph" style:parent-style-name="Master1-Layout3-secHead-כותרת-מקטע-עליונה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Titel" style:display-name="Master1-Layout3-secHead-כותרת-מקטע-עליונה~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Untertitel" style:display-name="Master1-Layout3-secHead-כותרת-מקטע-עליונ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Notizen" style:display-name="Master1-Layout3-secHead-כותרת-מקטע-עליונ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Hintergrundobjekte" style:display-name="Master1-Layout3-secHead-כותרת-מקטע-עליונ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3-secHead-כותרת-מקטע-עליונה_7e_LT_7e_Hintergrund" style:display-name="Master1-Layout3-secHead-כותרת-מקטע-עליונ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4-twoObj-שני-תכנים_7e_LT_7e_Gliederung_20_1" style:display-name="Master1-Layout4-twoObj-שני-תכנים~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Gliederung_20_2" style:display-name="Master1-Layout4-twoObj-שני-תכנים~LT~Gliederung 2" style:family="paragraph" style:parent-style-name="Master1-Layout4-twoObj-שני-תכנים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4-twoObj-שני-תכנים_7e_LT_7e_Gliederung_20_3" style:display-name="Master1-Layout4-twoObj-שני-תכנים~LT~Gliederung 3" style:family="paragraph" style:parent-style-name="Master1-Layout4-twoObj-שני-תכנים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4-twoObj-שני-תכנים_7e_LT_7e_Gliederung_20_4" style:display-name="Master1-Layout4-twoObj-שני-תכנים~LT~Gliederung 4" style:family="paragraph" style:parent-style-name="Master1-Layout4-twoObj-שני-תכנים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5" style:display-name="Master1-Layout4-twoObj-שני-תכנים~LT~Gliederung 5" style:family="paragraph" style:parent-style-name="Master1-Layout4-twoObj-שני-תכנים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6" style:display-name="Master1-Layout4-twoObj-שני-תכנים~LT~Gliederung 6" style:family="paragraph" style:parent-style-name="Master1-Layout4-twoObj-שני-תכנים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7" style:display-name="Master1-Layout4-twoObj-שני-תכנים~LT~Gliederung 7" style:family="paragraph" style:parent-style-name="Master1-Layout4-twoObj-שני-תכנים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8" style:display-name="Master1-Layout4-twoObj-שני-תכנים~LT~Gliederung 8" style:family="paragraph" style:parent-style-name="Master1-Layout4-twoObj-שני-תכנים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9" style:display-name="Master1-Layout4-twoObj-שני-תכנים~LT~Gliederung 9" style:family="paragraph" style:parent-style-name="Master1-Layout4-twoObj-שני-תכנים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Titel" style:display-name="Master1-Layout4-twoObj-שני-תכנים~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Untertitel" style:display-name="Master1-Layout4-twoObj-שני-תכנים~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Notizen" style:display-name="Master1-Layout4-twoObj-שני-תכנים~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Hintergrundobjekte" style:display-name="Master1-Layout4-twoObj-שני-תכנים~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4-twoObj-שני-תכנים_7e_LT_7e_Hintergrund" style:display-name="Master1-Layout4-twoObj-שני-תכנים~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5-twoTxTwoObj-השוואה_7e_LT_7e_Gliederung_20_1" style:display-name="Master1-Layout5-twoTxTwoObj-השוואה~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Gliederung_20_2" style:display-name="Master1-Layout5-twoTxTwoObj-השוואה~LT~Gliederung 2" style:family="paragraph" style:parent-style-name="Master1-Layout5-twoTxTwoObj-השוואה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5-twoTxTwoObj-השוואה_7e_LT_7e_Gliederung_20_3" style:display-name="Master1-Layout5-twoTxTwoObj-השוואה~LT~Gliederung 3" style:family="paragraph" style:parent-style-name="Master1-Layout5-twoTxTwoObj-השוואה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5-twoTxTwoObj-השוואה_7e_LT_7e_Gliederung_20_4" style:display-name="Master1-Layout5-twoTxTwoObj-השוואה~LT~Gliederung 4" style:family="paragraph" style:parent-style-name="Master1-Layout5-twoTxTwoObj-השוואה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5" style:display-name="Master1-Layout5-twoTxTwoObj-השוואה~LT~Gliederung 5" style:family="paragraph" style:parent-style-name="Master1-Layout5-twoTxTwoObj-השוואה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6" style:display-name="Master1-Layout5-twoTxTwoObj-השוואה~LT~Gliederung 6" style:family="paragraph" style:parent-style-name="Master1-Layout5-twoTxTwoObj-השוואה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7" style:display-name="Master1-Layout5-twoTxTwoObj-השוואה~LT~Gliederung 7" style:family="paragraph" style:parent-style-name="Master1-Layout5-twoTxTwoObj-השוואה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8" style:display-name="Master1-Layout5-twoTxTwoObj-השוואה~LT~Gliederung 8" style:family="paragraph" style:parent-style-name="Master1-Layout5-twoTxTwoObj-השוואה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9" style:display-name="Master1-Layout5-twoTxTwoObj-השוואה~LT~Gliederung 9" style:family="paragraph" style:parent-style-name="Master1-Layout5-twoTxTwoObj-השוואה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Titel" style:display-name="Master1-Layout5-twoTxTwoObj-השוואה~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Untertitel" style:display-name="Master1-Layout5-twoTxTwoObj-השווא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Notizen" style:display-name="Master1-Layout5-twoTxTwoObj-השווא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Hintergrundobjekte" style:display-name="Master1-Layout5-twoTxTwoObj-השווא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5-twoTxTwoObj-השוואה_7e_LT_7e_Hintergrund" style:display-name="Master1-Layout5-twoTxTwoObj-השווא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6-titleOnly-כותרת-בלבד_7e_LT_7e_Gliederung_20_1" style:display-name="Master1-Layout6-titleOnly-כותרת-בלבד~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Gliederung_20_2" style:display-name="Master1-Layout6-titleOnly-כותרת-בלבד~LT~Gliederung 2" style:family="paragraph" style:parent-style-name="Master1-Layout6-titleOnly-כותרת-בלבד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6-titleOnly-כותרת-בלבד_7e_LT_7e_Gliederung_20_3" style:display-name="Master1-Layout6-titleOnly-כותרת-בלבד~LT~Gliederung 3" style:family="paragraph" style:parent-style-name="Master1-Layout6-titleOnly-כותרת-בלבד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6-titleOnly-כותרת-בלבד_7e_LT_7e_Gliederung_20_4" style:display-name="Master1-Layout6-titleOnly-כותרת-בלבד~LT~Gliederung 4" style:family="paragraph" style:parent-style-name="Master1-Layout6-titleOnly-כותרת-בלבד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5" style:display-name="Master1-Layout6-titleOnly-כותרת-בלבד~LT~Gliederung 5" style:family="paragraph" style:parent-style-name="Master1-Layout6-titleOnly-כותרת-בלבד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6" style:display-name="Master1-Layout6-titleOnly-כותרת-בלבד~LT~Gliederung 6" style:family="paragraph" style:parent-style-name="Master1-Layout6-titleOnly-כותרת-בלבד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7" style:display-name="Master1-Layout6-titleOnly-כותרת-בלבד~LT~Gliederung 7" style:family="paragraph" style:parent-style-name="Master1-Layout6-titleOnly-כותרת-בלבד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8" style:display-name="Master1-Layout6-titleOnly-כותרת-בלבד~LT~Gliederung 8" style:family="paragraph" style:parent-style-name="Master1-Layout6-titleOnly-כותרת-בלבד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9" style:display-name="Master1-Layout6-titleOnly-כותרת-בלבד~LT~Gliederung 9" style:family="paragraph" style:parent-style-name="Master1-Layout6-titleOnly-כותרת-בלבד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Titel" style:display-name="Master1-Layout6-titleOnly-כותרת-בלבד~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Untertitel" style:display-name="Master1-Layout6-titleOnly-כותרת-בלבד~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Notizen" style:display-name="Master1-Layout6-titleOnly-כותרת-בלבד~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Hintergrundobjekte" style:display-name="Master1-Layout6-titleOnly-כותרת-בלבד~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6-titleOnly-כותרת-בלבד_7e_LT_7e_Hintergrund" style:display-name="Master1-Layout6-titleOnly-כותרת-בלבד~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7-blank-ריק_7e_LT_7e_Gliederung_20_1" style:display-name="Master1-Layout7-blank-ריק~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Gliederung_20_2" style:display-name="Master1-Layout7-blank-ריק~LT~Gliederung 2" style:family="paragraph" style:parent-style-name="Master1-Layout7-blank-ריק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7-blank-ריק_7e_LT_7e_Gliederung_20_3" style:display-name="Master1-Layout7-blank-ריק~LT~Gliederung 3" style:family="paragraph" style:parent-style-name="Master1-Layout7-blank-ריק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7-blank-ריק_7e_LT_7e_Gliederung_20_4" style:display-name="Master1-Layout7-blank-ריק~LT~Gliederung 4" style:family="paragraph" style:parent-style-name="Master1-Layout7-blank-ריק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5" style:display-name="Master1-Layout7-blank-ריק~LT~Gliederung 5" style:family="paragraph" style:parent-style-name="Master1-Layout7-blank-ריק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6" style:display-name="Master1-Layout7-blank-ריק~LT~Gliederung 6" style:family="paragraph" style:parent-style-name="Master1-Layout7-blank-ריק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7" style:display-name="Master1-Layout7-blank-ריק~LT~Gliederung 7" style:family="paragraph" style:parent-style-name="Master1-Layout7-blank-ריק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8" style:display-name="Master1-Layout7-blank-ריק~LT~Gliederung 8" style:family="paragraph" style:parent-style-name="Master1-Layout7-blank-ריק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9" style:display-name="Master1-Layout7-blank-ריק~LT~Gliederung 9" style:family="paragraph" style:parent-style-name="Master1-Layout7-blank-ריק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Titel" style:display-name="Master1-Layout7-blank-ריק~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Untertitel" style:display-name="Master1-Layout7-blank-ריק~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Notizen" style:display-name="Master1-Layout7-blank-ריק~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Hintergrundobjekte" style:display-name="Master1-Layout7-blank-ריק~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7-blank-ריק_7e_LT_7e_Hintergrund" style:display-name="Master1-Layout7-blank-ריק~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8-objTx-תוכן-עם-כיתוב_7e_LT_7e_Gliederung_20_1" style:display-name="Master1-Layout8-objTx-תוכן-עם-כיתוב~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Gliederung_20_2" style:display-name="Master1-Layout8-objTx-תוכן-עם-כיתוב~LT~Gliederung 2" style:family="paragraph" style:parent-style-name="Master1-Layout8-objTx-תוכן-עם-כיתוב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8-objTx-תוכן-עם-כיתוב_7e_LT_7e_Gliederung_20_3" style:display-name="Master1-Layout8-objTx-תוכן-עם-כיתוב~LT~Gliederung 3" style:family="paragraph" style:parent-style-name="Master1-Layout8-objTx-תוכן-עם-כיתוב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8-objTx-תוכן-עם-כיתוב_7e_LT_7e_Gliederung_20_4" style:display-name="Master1-Layout8-objTx-תוכן-עם-כיתוב~LT~Gliederung 4" style:family="paragraph" style:parent-style-name="Master1-Layout8-objTx-תוכן-עם-כיתוב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5" style:display-name="Master1-Layout8-objTx-תוכן-עם-כיתוב~LT~Gliederung 5" style:family="paragraph" style:parent-style-name="Master1-Layout8-objTx-תוכן-עם-כיתוב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6" style:display-name="Master1-Layout8-objTx-תוכן-עם-כיתוב~LT~Gliederung 6" style:family="paragraph" style:parent-style-name="Master1-Layout8-objTx-תוכן-עם-כיתוב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7" style:display-name="Master1-Layout8-objTx-תוכן-עם-כיתוב~LT~Gliederung 7" style:family="paragraph" style:parent-style-name="Master1-Layout8-objTx-תוכן-עם-כיתוב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8" style:display-name="Master1-Layout8-objTx-תוכן-עם-כיתוב~LT~Gliederung 8" style:family="paragraph" style:parent-style-name="Master1-Layout8-objTx-תוכן-עם-כיתוב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9" style:display-name="Master1-Layout8-objTx-תוכן-עם-כיתוב~LT~Gliederung 9" style:family="paragraph" style:parent-style-name="Master1-Layout8-objTx-תוכן-עם-כיתוב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Titel" style:display-name="Master1-Layout8-objTx-תוכן-עם-כיתוב~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Untertitel" style:display-name="Master1-Layout8-objTx-תוכן-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Notizen" style:display-name="Master1-Layout8-objTx-תוכן-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Hintergrundobjekte" style:display-name="Master1-Layout8-objTx-תוכן-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8-objTx-תוכן-עם-כיתוב_7e_LT_7e_Hintergrund" style:display-name="Master1-Layout8-objTx-תוכן-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9-picTx-תמונה-עם-כיתוב_7e_LT_7e_Gliederung_20_1" style:display-name="Master1-Layout9-picTx-תמונה-עם-כיתוב~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Gliederung_20_2" style:display-name="Master1-Layout9-picTx-תמונה-עם-כיתוב~LT~Gliederung 2" style:family="paragraph" style:parent-style-name="Master1-Layout9-picTx-תמונה-עם-כיתוב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9-picTx-תמונה-עם-כיתוב_7e_LT_7e_Gliederung_20_3" style:display-name="Master1-Layout9-picTx-תמונה-עם-כיתוב~LT~Gliederung 3" style:family="paragraph" style:parent-style-name="Master1-Layout9-picTx-תמונה-עם-כיתוב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9-picTx-תמונה-עם-כיתוב_7e_LT_7e_Gliederung_20_4" style:display-name="Master1-Layout9-picTx-תמונה-עם-כיתוב~LT~Gliederung 4" style:family="paragraph" style:parent-style-name="Master1-Layout9-picTx-תמונה-עם-כיתוב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5" style:display-name="Master1-Layout9-picTx-תמונה-עם-כיתוב~LT~Gliederung 5" style:family="paragraph" style:parent-style-name="Master1-Layout9-picTx-תמונה-עם-כיתוב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6" style:display-name="Master1-Layout9-picTx-תמונה-עם-כיתוב~LT~Gliederung 6" style:family="paragraph" style:parent-style-name="Master1-Layout9-picTx-תמונה-עם-כיתוב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7" style:display-name="Master1-Layout9-picTx-תמונה-עם-כיתוב~LT~Gliederung 7" style:family="paragraph" style:parent-style-name="Master1-Layout9-picTx-תמונה-עם-כיתוב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8" style:display-name="Master1-Layout9-picTx-תמונה-עם-כיתוב~LT~Gliederung 8" style:family="paragraph" style:parent-style-name="Master1-Layout9-picTx-תמונה-עם-כיתוב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9" style:display-name="Master1-Layout9-picTx-תמונה-עם-כיתוב~LT~Gliederung 9" style:family="paragraph" style:parent-style-name="Master1-Layout9-picTx-תמונה-עם-כיתוב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Titel" style:display-name="Master1-Layout9-picTx-תמונה-עם-כיתוב~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Untertitel" style:display-name="Master1-Layout9-picTx-תמונה-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Notizen" style:display-name="Master1-Layout9-picTx-תמונה-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Hintergrundobjekte" style:display-name="Master1-Layout9-picTx-תמונה-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9-picTx-תמונה-עם-כיתוב_7e_LT_7e_Hintergrund" style:display-name="Master1-Layout9-picTx-תמונה-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0-vertTx-כותרת-וטקסט-אנכי_7e_LT_7e_Gliederung_20_1" style:display-name="Master1-Layout10-vertTx-כותרת-וטקסט-אנכי~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Gliederung_20_2" style:display-name="Master1-Layout10-vertTx-כותרת-וטקסט-אנכי~LT~Gliederung 2" style:family="paragraph" style:parent-style-name="Master1-Layout10-vertTx-כותרת-וטקסט-אנכי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0-vertTx-כותרת-וטקסט-אנכי_7e_LT_7e_Gliederung_20_3" style:display-name="Master1-Layout10-vertTx-כותרת-וטקסט-אנכי~LT~Gliederung 3" style:family="paragraph" style:parent-style-name="Master1-Layout10-vertTx-כותרת-וטקסט-אנכי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0-vertTx-כותרת-וטקסט-אנכי_7e_LT_7e_Gliederung_20_4" style:display-name="Master1-Layout10-vertTx-כותרת-וטקסט-אנכי~LT~Gliederung 4" style:family="paragraph" style:parent-style-name="Master1-Layout10-vertTx-כותרת-וטקסט-אנכי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5" style:display-name="Master1-Layout10-vertTx-כותרת-וטקסט-אנכי~LT~Gliederung 5" style:family="paragraph" style:parent-style-name="Master1-Layout10-vertTx-כותרת-וטקסט-אנכי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6" style:display-name="Master1-Layout10-vertTx-כותרת-וטקסט-אנכי~LT~Gliederung 6" style:family="paragraph" style:parent-style-name="Master1-Layout10-vertTx-כותרת-וטקסט-אנכי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7" style:display-name="Master1-Layout10-vertTx-כותרת-וטקסט-אנכי~LT~Gliederung 7" style:family="paragraph" style:parent-style-name="Master1-Layout10-vertTx-כותרת-וטקסט-אנכי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8" style:display-name="Master1-Layout10-vertTx-כותרת-וטקסט-אנכי~LT~Gliederung 8" style:family="paragraph" style:parent-style-name="Master1-Layout10-vertTx-כותרת-וטקסט-אנכי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9" style:display-name="Master1-Layout10-vertTx-כותרת-וטקסט-אנכי~LT~Gliederung 9" style:family="paragraph" style:parent-style-name="Master1-Layout10-vertTx-כותרת-וטקסט-אנכי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Titel" style:display-name="Master1-Layout10-vertTx-כותרת-וטקסט-אנכי~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Untertitel" style:display-name="Master1-Layout10-vertTx-כותרת-וטקסט-אנכי~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Notizen" style:display-name="Master1-Layout10-vertTx-כותרת-וטקסט-אנכי~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Hintergrundobjekte" style:display-name="Master1-Layout10-vertTx-כותרת-וטקסט-אנכי~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0-vertTx-כותרת-וטקסט-אנכי_7e_LT_7e_Hintergrund" style:display-name="Master1-Layout10-vertTx-כותרת-וטקסט-אנכי~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1-vertTitleAndTx-כותרת-אנכית-וטקסט_7e_LT_7e_Gliederung_20_1" style:display-name="Master1-Layout11-vertTitleAndTx-כותרת-אנכית-וטקסט~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Gliederung_20_2" style:display-name="Master1-Layout11-vertTitleAndTx-כותרת-אנכית-וטקסט~LT~Gliederung 2" style:family="paragraph" style:parent-style-name="Master1-Layout11-vertTitleAndTx-כותרת-אנכית-וטקסט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1-vertTitleAndTx-כותרת-אנכית-וטקסט_7e_LT_7e_Gliederung_20_3" style:display-name="Master1-Layout11-vertTitleAndTx-כותרת-אנכית-וטקסט~LT~Gliederung 3" style:family="paragraph" style:parent-style-name="Master1-Layout11-vertTitleAndTx-כותרת-אנכית-וטקסט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1-vertTitleAndTx-כותרת-אנכית-וטקסט_7e_LT_7e_Gliederung_20_4" style:display-name="Master1-Layout11-vertTitleAndTx-כותרת-אנכית-וטקסט~LT~Gliederung 4" style:family="paragraph" style:parent-style-name="Master1-Layout11-vertTitleAndTx-כותרת-אנכית-וטקסט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5" style:display-name="Master1-Layout11-vertTitleAndTx-כותרת-אנכית-וטקסט~LT~Gliederung 5" style:family="paragraph" style:parent-style-name="Master1-Layout11-vertTitleAndTx-כותרת-אנכית-וטקסט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6" style:display-name="Master1-Layout11-vertTitleAndTx-כותרת-אנכית-וטקסט~LT~Gliederung 6" style:family="paragraph" style:parent-style-name="Master1-Layout11-vertTitleAndTx-כותרת-אנכית-וטקסט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7" style:display-name="Master1-Layout11-vertTitleAndTx-כותרת-אנכית-וטקסט~LT~Gliederung 7" style:family="paragraph" style:parent-style-name="Master1-Layout11-vertTitleAndTx-כותרת-אנכית-וטקסט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8" style:display-name="Master1-Layout11-vertTitleAndTx-כותרת-אנכית-וטקסט~LT~Gliederung 8" style:family="paragraph" style:parent-style-name="Master1-Layout11-vertTitleAndTx-כותרת-אנכית-וטקסט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9" style:display-name="Master1-Layout11-vertTitleAndTx-כותרת-אנכית-וטקסט~LT~Gliederung 9" style:family="paragraph" style:parent-style-name="Master1-Layout11-vertTitleAndTx-כותרת-אנכית-וטקסט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Titel" style:display-name="Master1-Layout11-vertTitleAndTx-כותרת-אנכית-וטקסט~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Untertitel" style:display-name="Master1-Layout11-vertTitleAndTx-כותרת-אנכית-וטקסט~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Notizen" style:display-name="Master1-Layout11-vertTitleAndTx-כותרת-אנכית-וטקסט~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Hintergrundobjekte" style:display-name="Master1-Layout11-vertTitleAndTx-כותרת-אנכית-וטקסט~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1-vertTitleAndTx-כותרת-אנכית-וטקסט_7e_LT_7e_Hintergrund" style:display-name="Master1-Layout11-vertTitleAndTx-כותרת-אנכית-וטקסט~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Footer" style:family="paragraph" style:parent-style-name="Standard" style:class="extra"/>
    <style:style style:name="Default_7e_LT_7e_Gliederung_20_1" style:display-name="Default~LT~Gliederung 1" style:family="paragraph" style:default-outline-level="">
      <style:paragraph-properties fo:margin-left="0.3752in" fo:margin-right="0in" fo:margin-top="0.0965in" fo:margin-bottom="0in" loext: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left="0.8126in" fo:margin-right="0in" fo:margin-top="0.0902in" fo:margin-bottom="0in" loext: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style:text-outline="false" style:text-line-through-style="none" style:text-line-through-type="none" style:font-name="Arial" fo:font-family="Arial" style:font-family-generic="roman" style:font-pitch="variable" fo:font-size="26pt" fo:font-style="normal" fo:text-shadow="none" style:text-underline-style="none" fo:font-weight="normal" style:font-size-asian="26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left="1.25in" fo:margin-right="0in" fo:margin-top="0.0835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left="1.7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Titel" style:display-name="Default~LT~Titel" style:family="paragraph" style:default-outline-level="">
      <style:paragraph-properties fo:margin-left="0in" fo:margin-right="0in" fo:margin-top="0in" fo:margin-bottom="0in" loext: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Arial" fo:font-family="Arial" style:font-family-generic="roman" style:font-pitch="variable" fo:font-size="44pt" fo:font-style="normal" fo:text-shadow="none" style:text-underline-style="none" fo:font-weight="bold" style:font-name-asian="DejaVu Sans" style:font-family-asian="'DejaVu Sans'" style:font-family-generic-asian="system" style:font-pitch-asian="variable" style:font-size-asian="44pt" style:font-style-asian="normal" style:font-weight-asian="bold" style:font-name-complex="Liberation Sans1"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3752in" fo:margin-right="0in" fo:margin-top="0.0965in" fo:margin-bottom="0in" loext: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in" fo:margin-right="0in" fo:margin-top="0.0626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Nachlieli CLM" fo:font-family="'Nachlieli CLM'"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1_7e_LT_7e_Gliederung_20_1" style:display-name="Title1~LT~Gliederung 1" style:family="paragraph" style:default-outline-level="">
      <style:paragraph-properties fo:margin-left="0.3752in" fo:margin-right="0in" fo:margin-top="0.0965in" fo:margin-bottom="0in" loext: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Gliederung_20_2" style:display-name="Title1~LT~Gliederung 2" style:family="paragraph" style:parent-style-name="Title1_7e_LT_7e_Gliederung_20_1" style:default-outline-level="">
      <style:paragraph-properties fo:margin-left="0.8126in" fo:margin-right="0in" fo:margin-top="0.0902in" fo:margin-bottom="0in" loext: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style:text-outline="false" style:text-line-through-style="none" style:text-line-through-type="none" style:font-name="Arial" fo:font-family="Arial" style:font-family-generic="roman" style:font-pitch="variable" fo:font-size="26pt" fo:font-style="normal" fo:text-shadow="none" style:text-underline-style="none" fo:font-weight="normal" style:letter-kerning="true" style:font-size-asian="26pt" style:font-style-asian="normal" style:font-weight-asian="normal" style:text-emphasize="none"/>
    </style:style>
    <style:style style:name="Title1_7e_LT_7e_Gliederung_20_3" style:display-name="Title1~LT~Gliederung 3" style:family="paragraph" style:parent-style-name="Title1_7e_LT_7e_Gliederung_20_2" style:default-outline-level="">
      <style:paragraph-properties fo:margin-left="1.25in" fo:margin-right="0in" fo:margin-top="0.0835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le1_7e_LT_7e_Gliederung_20_4" style:display-name="Title1~LT~Gliederung 4" style:family="paragraph" style:parent-style-name="Title1_7e_LT_7e_Gliederung_20_3" style:default-outline-level="">
      <style:paragraph-properties fo:margin-left="1.7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5" style:display-name="Title1~LT~Gliederung 5" style:family="paragraph" style:parent-style-name="Title1_7e_LT_7e_Gliederung_20_4"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6" style:display-name="Title1~LT~Gliederung 6" style:family="paragraph" style:parent-style-name="Title1_7e_LT_7e_Gliederung_20_5"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7" style:display-name="Title1~LT~Gliederung 7" style:family="paragraph" style:parent-style-name="Title1_7e_LT_7e_Gliederung_20_6"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8" style:display-name="Title1~LT~Gliederung 8" style:family="paragraph" style:parent-style-name="Title1_7e_LT_7e_Gliederung_20_7"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9" style:display-name="Title1~LT~Gliederung 9" style:family="paragraph" style:parent-style-name="Title1_7e_LT_7e_Gliederung_20_8"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Titel" style:display-name="Title1~LT~Titel" style:family="paragraph" style:default-outline-level="">
      <style:paragraph-properties fo:margin-left="0in" fo:margin-right="0in" fo:margin-top="0in" fo:margin-bottom="0in" loext: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Arial" fo:font-family="Arial" style:font-family-generic="roman" style:font-pitch="variable" fo:font-size="44pt" fo:font-style="normal" fo:text-shadow="none" style:text-underline-style="none" fo:font-weight="bold" style:letter-kerning="true" style:font-name-asian="DejaVu Sans" style:font-family-asian="'DejaVu Sans'" style:font-family-generic-asian="system" style:font-pitch-asian="variable" style:font-size-asian="44pt" style:font-style-asian="normal" style:font-weight-asian="bold" style:font-name-complex="Liberation Sans1" style:font-family-complex="'Liberation Sans'" style:font-family-generic-complex="system" style:font-pitch-complex="variable" style:font-size-complex="12pt" style:text-emphasize="none"/>
    </style:style>
    <style:style style:name="Title1_7e_LT_7e_Untertitel" style:display-name="Title1~LT~Untertitel" style:family="paragraph" style:default-outline-level="">
      <style:paragraph-properties fo:margin-left="0.3752in" fo:margin-right="0in" fo:margin-top="0.0965in" fo:margin-bottom="0in" loext: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Notizen" style:display-name="Title1~LT~Notizen" style:family="paragraph" style:default-outline-level="">
      <style:paragraph-properties fo:margin-left="0in" fo:margin-right="0in" fo:margin-top="0.0626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Nachlieli CLM" fo:font-family="'Nachlieli CLM'"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Hintergrundobjekte" style:display-name="Title1~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1_7e_LT_7e_Hintergrund" style:display-name="Title1~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MP2" style:family="paragraph" style:parent-style-name="Footer">
      <style:paragraph-properties fo:text-align="center" style:justify-single-word="false"/>
      <style:text-properties officeooo:paragraph-rsid="029bdbb0"/>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ברוך ה’ חונן הדעת</text:p>
      </style:header>
      <style:footer>
        <text:p text:style-name="MP2">- <text:page-number text:select-page="current">0</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4T18:18:28.350895855</meta:creation-date>
    <meta:generator>LibreOffice/5.1.6.2$Linux_X86_64 LibreOffice_project/10m0$Build-2</meta:generator>
    <dc:date>2018-02-12T20:04:47.158639167</dc:date>
    <meta:editing-duration>P7DT14H11M35S</meta:editing-duration>
    <meta:editing-cycles>777</meta:editing-cycles>
    <meta:document-statistic meta:table-count="0" meta:image-count="0" meta:object-count="0" meta:page-count="1" meta:paragraph-count="111" meta:word-count="1973" meta:character-count="11246" meta:non-whitespace-character-count="9380"/>
  </office:meta>
</office:document-meta>
</file>